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ans-serif" svg:font-family="Sans-serif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3.1638in"/>
    </style:style>
    <style:style style:name="co3" style:family="table-column">
      <style:table-column-properties fo:break-before="auto" style:column-width="0.2028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222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7043in"/>
    </style:style>
    <style:style style:name="co9" style:family="table-column">
      <style:table-column-properties fo:break-before="auto" style:column-width="0.32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PokemonTasks">
      <style:table-properties table:display="true" style:writing-mode="lr-tb"/>
    </style:style>
    <style:style style:name="ce15" style:family="table-cell" style:parent-style-name="Default">
      <style:table-cell-properties fo:background-color="#36597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" style:family="table-cell" style:parent-style-name="Default">
      <style:table-cell-properties fo:background-color="#36597b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36597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36597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  <style:map style:condition="is-true-formula(LEN(TRIM([.F2]))=0)" style:apply-style-name="ConditionalStyle_5f_1" style:base-cell-address="PokemonTasks.F2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=0)" style:apply-style-name="ConditionalStyle_5f_1" style:base-cell-address="PokemonTasks.F2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=0)" style:apply-style-name="ConditionalStyle_5f_1" style:base-cell-address="PokemonTasks.F2"/>
    </style:style>
    <style:style style:name="ce6" style:family="table-cell" style:parent-style-name="Default">
      <style:table-cell-properties fo:background-color="#36597b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36597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kemonTas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5" office:value-type="string" calcext:value-type="string">
            <text:p>Pokémon</text:p>
          </table:table-cell>
          <table:table-cell table:style-name="ce15" office:value-type="string" calcext:value-type="string">
            <text:p>Task</text:p>
          </table:table-cell>
          <table:table-cell table:style-name="ce20"/>
          <table:table-cell table:style-name="ce23" office:value-type="string" calcext:value-type="string">
            <text:p>Done</text:p>
          </table:table-cell>
          <table:table-cell table:style-name="ce20"/>
          <table:table-cell table:style-name="ce24" office:value-type="string" calcext:value-type="string" table:number-columns-spanned="5" table:number-rows-spanned="1">
            <text:p>Requirements</text:p>
          </table:table-cell>
          <table:covered-table-cell table:number-columns-repeated="4"/>
          <table:table-cell table:style-name="ce6"/>
          <table:table-cell table:style-name="ce9" office:value-type="string" calcext:value-type="string">
            <text:p>Done/to do</text:p>
          </table:table-cell>
          <table:table-cell table:style-name="ce6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]&gt;=[.$J2];&quot;Done&quot;;[.$J2]-[.$D2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Times you’ve seen it use Leafag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]&gt;=[.$J3];&quot;Done&quot;;[.$J3]-[.$D3])" office:value-type="float" office:value="6" calcext:value-type="float">
            <text:p>6</text:p>
          </table:table-cell>
          <table:table-cell/>
          <table:table-cell table:style-name="ce2" table:formula="of:=SUM([.D:.D])" office:value-type="float" office:value="6245" calcext:value-type="float">
            <text:p>6245</text:p>
          </table:table-cell>
          <table:table-cell table:style-name="ce8" office:value-type="string" calcext:value-type="string">
            <text:p>Actions don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Times you’ve seen it use Roo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]&gt;=[.$J4];&quot;Done&quot;;[.$J4]-[.$D4])" office:value-type="float" office:value="15" calcext:value-type="float">
            <text:p>15</text:p>
          </table:table-cell>
          <table:table-cell/>
          <table:table-cell table:style-name="ce2" table:formula="of:=SUM([.L:.L])" office:value-type="float" office:value="23629" calcext:value-type="float">
            <text:p>23629</text:p>
          </table:table-cell>
          <table:table-cell table:style-name="ce8" office:value-type="string" calcext:value-type="string">
            <text:p>Actions to do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Times you’ve seen it use Aerial Ac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]&gt;=[.$J5];&quot;Done&quot;;[.$J5]-[.$D5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]&gt;=[.$J6];&quot;Done&quot;;[.$J6]-[.$D6])" office:value-type="float" office:value="14" calcext:value-type="float">
            <text:p>14</text:p>
          </table:table-cell>
          <table:table-cell/>
          <table:table-cell table:style-name="ce2" table:formula="of:=COUNTIF([.L:.L]; &quot;Done&quot;)" office:value-type="float" office:value="231" calcext:value-type="float">
            <text:p>231</text:p>
          </table:table-cell>
          <table:table-cell table:style-name="ce8" office:value-type="string" calcext:value-type="string">
            <text:p>Requirements completed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]&gt;=[.$J7];&quot;Done&quot;;[.$J7]-[.$D7])" office:value-type="float" office:value="15" calcext:value-type="float">
            <text:p>15</text:p>
          </table:table-cell>
          <table:table-cell/>
          <table:table-cell table:style-name="ce2" table:formula="of:=COUNTA([.L:.L])-COUNTIF([.L:.L]; &quot;Done&quot;)" office:value-type="float" office:value="1381" calcext:value-type="float">
            <text:p>1381</text:p>
          </table:table-cell>
          <table:table-cell table:style-name="ce8" office:value-type="string" calcext:value-type="string">
            <text:p>Requirements to finish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owlet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2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]&gt;=[.$J8];&quot;Done&quot;;[.$J8]-[.$D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]&gt;=[.$J9];&quot;Done&quot;;[.$J9]-[.$D9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Times you’ve seen it use Leafage</text:p>
          </table:table-cell>
          <table:table-cell table:style-name="ce7"/>
          <table:table-cell table:style-name="ce8" office:value-type="float" office:value="25" calcext:value-type="float">
            <text:p>2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]&gt;=[.$J10];&quot;Done&quot;;[.$J10]-[.$D1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Times you’ve seen it use Roos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]&gt;=[.$J11];&quot;Done&quot;;[.$J11]-[.$D11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Times you’ve seen it use Aerial Ace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]&gt;=[.$J12];&quot;Done&quot;;[.$J12]-[.$D12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]&gt;=[.$J13];&quot;Done&quot;;[.$J13]-[.$D13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]&gt;=[.$J14];&quot;Done&quot;;[.$J14]-[.$D14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artrix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5]&gt;=[.$J15];&quot;Done&quot;;[.$J15]-[.$D15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6]&gt;=[.$J16];&quot;Done&quot;;[.$J16]-[.$D16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Times you’ve seen it use Triple Arrow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7]&gt;=[.$J17];&quot;Done&quot;;[.$J17]-[.$D17])"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Times you’ve seen it use Leaf Blad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8]&gt;=[.$J18];&quot;Done&quot;;[.$J18]-[.$D18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Times you’ve seen it use Leaf Storm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9]&gt;=[.$J19];&quot;Done&quot;;[.$J19]-[.$D19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0]&gt;=[.$J20];&quot;Done&quot;;[.$J20]-[.$D20])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eciduey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1]&gt;=[.$J21];&quot;Done&quot;;[.$J21]-[.$D21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2]&gt;=[.$J22];&quot;Done&quot;;[.$J22]-[.$D2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Times you’ve seen it use Emb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3]&gt;=[.$J23];&quot;Done&quot;;[.$J23]-[.$D23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Times you’ve seen it use Quick Atta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4]&gt;=[.$J24];&quot;Done&quot;;[.$J24]-[.$D24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Times you’ve seen it use Flame Whee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5]&gt;=[.$J25];&quot;Done&quot;;[.$J25]-[.$D25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6]&gt;=[.$J26];&quot;Done&quot;;[.$J26]-[.$D26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7]&gt;=[.$J27];&quot;Done&quot;;[.$J27]-[.$D27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yndaquil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2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8]&gt;=[.$J28];&quot;Done&quot;;[.$J28]-[.$D2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9]&gt;=[.$J29];&quot;Done&quot;;[.$J29]-[.$D2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Times you’ve seen it use Ember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0]&gt;=[.$J30];&quot;Done&quot;;[.$J30]-[.$D30])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Times you’ve seen it use Quick Atta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1]&gt;=[.$J31];&quot;Done&quot;;[.$J31]-[.$D31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Times you’ve seen it use Flame Wheel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2]&gt;=[.$J32];&quot;Done&quot;;[.$J32]-[.$D32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3]&gt;=[.$J33];&quot;Done&quot;;[.$J33]-[.$D33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4]&gt;=[.$J34];&quot;Done&quot;;[.$J34]-[.$D34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Quilav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5]&gt;=[.$J35];&quot;Done&quot;;[.$J35]-[.$D35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6]&gt;=[.$J36];&quot;Done&quot;;[.$J36]-[.$D36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Times you’ve seen it use Infernal Parade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7]&gt;=[.$J37];&quot;Done&quot;;[.$J37]-[.$D37])"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8]&gt;=[.$J38];&quot;Done&quot;;[.$J38]-[.$D38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Times you’ve seen it use Overhea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9]&gt;=[.$J39];&quot;Done&quot;;[.$J39]-[.$D39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0]&gt;=[.$J40];&quot;Done&quot;;[.$J40]-[.$D40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yphlosi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1]&gt;=[.$J41];&quot;Done&quot;;[.$J41]-[.$D41])"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2]&gt;=[.$J42];&quot;Done&quot;;[.$J42]-[.$D4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Times you’ve seen it use Aqua Je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3]&gt;=[.$J43];&quot;Done&quot;;[.$J43]-[.$D43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4]&gt;=[.$J44];&quot;Done&quot;;[.$J44]-[.$D44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5]&gt;=[.$J45];&quot;Done&quot;;[.$J45]-[.$D45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6]&gt;=[.$J46];&quot;Done&quot;;[.$J46]-[.$D46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7]&gt;=[.$J47];&quot;Done&quot;;[.$J47]-[.$D47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shawott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8]&gt;=[.$J48];&quot;Done&quot;;[.$J48]-[.$D48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9]&gt;=[.$J49];&quot;Done&quot;;[.$J49]-[.$D49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Times you’ve seen it use Aqua Je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0]&gt;=[.$J50];&quot;Done&quot;;[.$J50]-[.$D50])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1]&gt;=[.$J51];&quot;Done&quot;;[.$J51]-[.$D51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2]&gt;=[.$J52];&quot;Done&quot;;[.$J52]-[.$D52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3]&gt;=[.$J53];&quot;Done&quot;;[.$J53]-[.$D53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4]&gt;=[.$J54];&quot;Done&quot;;[.$J54]-[.$D54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wott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5]&gt;=[.$J55];&quot;Done&quot;;[.$J55]-[.$D55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6]&gt;=[.$J56];&quot;Done&quot;;[.$J56]-[.$D56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Times you’ve seen it use Ceaseless Edg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7]&gt;=[.$J57];&quot;Done&quot;;[.$J57]-[.$D57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8]&gt;=[.$J58];&quot;Done&quot;;[.$J58]-[.$D58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Times you’ve seen it use Hydro Pump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9]&gt;=[.$J59];&quot;Done&quot;;[.$J59]-[.$D59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0]&gt;=[.$J60];&quot;Done&quot;;[.$J60]-[.$D60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amurott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1]&gt;=[.$J61];&quot;Done&quot;;[.$J61]-[.$D61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3" calcext:value-type="float">
            <text:p>2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2]&gt;=[.$J62];&quot;Done&quot;;[.$J62]-[.$D62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63]&gt;=[.$J63];&quot;Done&quot;;[.$J63]-[.$D6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6" calcext:value-type="float">
            <text:p>3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4]&gt;=[.$J64];&quot;Done&quot;;[.$J64]-[.$D6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65]&gt;=[.$J65];&quot;Done&quot;;[.$J65]-[.$D6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6]&gt;=[.$J66];&quot;Done&quot;;[.$J66]-[.$D66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doof</text:p>
          </table:table-cell>
          <table:table-cell table:style-name="ce5" office:value-type="string" calcext:value-type="string">
            <text:p>Investigated the Bidoof that bother the villag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7]&gt;=[.$J67];&quot;Done&quot;;[.$J67]-[.$D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8]&gt;=[.$J68];&quot;Done&quot;;[.$J68]-[.$D68])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9]&gt;=[.$J69];&quot;Done&quot;;[.$J69]-[.$D69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0]&gt;=[.$J70];&quot;Done&quot;;[.$J70]-[.$D70]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1]&gt;=[.$J71];&quot;Done&quot;;[.$J71]-[.$D71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2]&gt;=[.$J72];&quot;Done&quot;;[.$J72]-[.$D72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3]&gt;=[.$J73];&quot;Done&quot;;[.$J73]-[.$D73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ibarel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4]&gt;=[.$J74];&quot;Done&quot;;[.$J74]-[.$D7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l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8" calcext:value-type="float">
            <text:p>2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5]&gt;=[.$J75];&quot;Done&quot;;[.$J75]-[.$D7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l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6]&gt;=[.$J76];&quot;Done&quot;;[.$J76]-[.$D76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l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3" calcext:value-type="float">
            <text:p>2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7]&gt;=[.$J77];&quot;Done&quot;;[.$J77]-[.$D7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ly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8]&gt;=[.$J78];&quot;Done&quot;;[.$J78]-[.$D7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l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9]&gt;=[.$J79];&quot;Done&quot;;[.$J79]-[.$D79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0]&gt;=[.$J80];&quot;Done&quot;;[.$J80]-[.$D8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1]&gt;=[.$J81];&quot;Done&quot;;[.$J81]-[.$D81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2]&gt;=[.$J82];&quot;Done&quot;;[.$J82]-[.$D82]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Times you’ve seen it use Aerial Ace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3]&gt;=[.$J83];&quot;Done&quot;;[.$J83]-[.$D83])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4]&gt;=[.$J84];&quot;Done&quot;;[.$J84]-[.$D84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5]&gt;=[.$J85];&quot;Done&quot;;[.$J85]-[.$D8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taravi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6]&gt;=[.$J86];&quot;Done&quot;;[.$J86]-[.$D86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7]&gt;=[.$J87];&quot;Done&quot;;[.$J87]-[.$D87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Number you’ve caught while they were in the ai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8]&gt;=[.$J88];&quot;Done&quot;;[.$J88]-[.$D88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9]&gt;=[.$J89];&quot;Done&quot;;[.$J89]-[.$D89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0]&gt;=[.$J90];&quot;Done&quot;;[.$J90]-[.$D90])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1]&gt;=[.$J91];&quot;Done&quot;;[.$J91]-[.$D91])"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Times you’ve seen it use Brave Bir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2]&gt;=[.$J92];&quot;Done&quot;;[.$J92]-[.$D92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3]&gt;=[.$J93];&quot;Done&quot;;[.$J93]-[.$D93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taraptor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94]&gt;=[.$J94];&quot;Done&quot;;[.$J94]-[.$D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5]&gt;=[.$J95];&quot;Done&quot;;[.$J95]-[.$D95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6]&gt;=[.$J96];&quot;Done&quot;;[.$J96]-[.$D96]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7]&gt;=[.$J97];&quot;Done&quot;;[.$J97]-[.$D97])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Times you’ve seen it use Quick Attack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8]&gt;=[.$J98];&quot;Done&quot;;[.$J98]-[.$D98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9]&gt;=[.$J99];&quot;Done&quot;;[.$J99]-[.$D99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00]&gt;=[.$J100];&quot;Done&quot;;[.$J100]-[.$D10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hinx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1]&gt;=[.$J101];&quot;Done&quot;;[.$J101]-[.$D101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7" calcext:value-type="float">
            <text:p>1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2]&gt;=[.$J102];&quot;Done&quot;;[.$J102]-[.$D10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3]&gt;=[.$J103];&quot;Done&quot;;[.$J103]-[.$D103])"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04]&gt;=[.$J104];&quot;Done&quot;;[.$J104]-[.$D104])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5]&gt;=[.$J105];&quot;Done&quot;;[.$J105]-[.$D105])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Times you’ve seen it use Thunder Fang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6]&gt;=[.$J106];&quot;Done&quot;;[.$J106]-[.$D106])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07]&gt;=[.$J107];&quot;Done&quot;;[.$J107]-[.$D10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uxio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8]&gt;=[.$J108];&quot;Done&quot;;[.$J108]-[.$D108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9]&gt;=[.$J109];&quot;Done&quot;;[.$J109]-[.$D10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0]&gt;=[.$J110];&quot;Done&quot;;[.$J110]-[.$D110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1]&gt;=[.$J111];&quot;Done&quot;;[.$J111]-[.$D111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Times you’ve seen it use Thunder Fang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2]&gt;=[.$J112];&quot;Done&quot;;[.$J112]-[.$D112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Times you’ve seen it use Crunch</text:p>
          </table:table-cell>
          <table:table-cell table:style-name="ce7"/>
          <table:table-cell table:style-name="ce8" office:value-type="float" office:value="17" calcext:value-type="float">
            <text:p>1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3]&gt;=[.$J113];&quot;Done&quot;;[.$J113]-[.$D113]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Times you’ve seen it use Wild Charg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4]&gt;=[.$J114];&quot;Done&quot;;[.$J114]-[.$D114])"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5]&gt;=[.$J115];&quot;Done&quot;;[.$J115]-[.$D115])"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uxray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16]&gt;=[.$J116];&quot;Done&quot;;[.$J116]-[.$D11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1" calcext:value-type="float">
            <text:p>3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7]&gt;=[.$J117];&quot;Done&quot;;[.$J117]-[.$D11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8]&gt;=[.$J118];&quot;Done&quot;;[.$J118]-[.$D11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9]&gt;=[.$J119];&quot;Done&quot;;[.$J119]-[.$D11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2" calcext:value-type="float">
            <text:p>3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]&gt;=[.$J120];&quot;Done&quot;;[.$J120]-[.$D12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Times you’ve seen it use Poison Sting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1]&gt;=[.$J121];&quot;Done&quot;;[.$J121]-[.$D121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urmpl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2]&gt;=[.$J122];&quot;Done&quot;;[.$J122]-[.$D12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2" calcext:value-type="float">
            <text:p>3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3]&gt;=[.$J123];&quot;Done&quot;;[.$J123]-[.$D12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24]&gt;=[.$J124];&quot;Done&quot;;[.$J124]-[.$D124]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7" calcext:value-type="float">
            <text:p>1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5]&gt;=[.$J125];&quot;Done&quot;;[.$J125]-[.$D125]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6]&gt;=[.$J126];&quot;Done&quot;;[.$J126]-[.$D126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Times you’ve seen it use Poison Sti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7]&gt;=[.$J127];&quot;Done&quot;;[.$J127]-[.$D127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ilcoon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8]&gt;=[.$J128];&quot;Done&quot;;[.$J128]-[.$D12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9]&gt;=[.$J129];&quot;Done&quot;;[.$J129]-[.$D129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0]&gt;=[.$J130];&quot;Done&quot;;[.$J130]-[.$D130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1]&gt;=[.$J131];&quot;Done&quot;;[.$J131]-[.$D131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2]&gt;=[.$J132];&quot;Done&quot;;[.$J132]-[.$D132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Times you’ve seen it use Stun Spor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3]&gt;=[.$J133];&quot;Done&quot;;[.$J133]-[.$D133])"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4]&gt;=[.$J134];&quot;Done&quot;;[.$J134]-[.$D134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autifly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35]&gt;=[.$J135];&quot;Done&quot;;[.$J135]-[.$D13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6]&gt;=[.$J136];&quot;Done&quot;;[.$J136]-[.$D136]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7]&gt;=[.$J137];&quot;Done&quot;;[.$J137]-[.$D137])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8]&gt;=[.$J138];&quot;Done&quot;;[.$J138]-[.$D138])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9]&gt;=[.$J139];&quot;Done&quot;;[.$J139]-[.$D139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Times you’ve seen it use Poison Sti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0]&gt;=[.$J140];&quot;Done&quot;;[.$J140]-[.$D140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41]&gt;=[.$J141];&quot;Done&quot;;[.$J141]-[.$D14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scoon</text:p>
          </table:table-cell>
          <table:table-cell table:style-name="ce4" office:value-type="string" calcext:value-type="string">
            <text:p>Investigated how Silcoon and Cascoon differ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42]&gt;=[.$J142];&quot;Done&quot;;[.$J142]-[.$D14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3]&gt;=[.$J143];&quot;Done&quot;;[.$J143]-[.$D143])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44]&gt;=[.$J144];&quot;Done&quot;;[.$J144]-[.$D144])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5]&gt;=[.$J145];&quot;Done&quot;;[.$J145]-[.$D145])"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6]&gt;=[.$J146];&quot;Done&quot;;[.$J146]-[.$D146])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Times you’ve seen it use Poison Powd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7]&gt;=[.$J147];&quot;Done&quot;;[.$J147]-[.$D147]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8]&gt;=[.$J148];&quot;Done&quot;;[.$J148]-[.$D148])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ustox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49]&gt;=[.$J149];&quot;Done&quot;;[.$J149]-[.$D14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0]&gt;=[.$J150];&quot;Done&quot;;[.$J150]-[.$D150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51]&gt;=[.$J151];&quot;Done&quot;;[.$J151]-[.$D151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2]&gt;=[.$J152];&quot;Done&quot;;[.$J152]-[.$D152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3]&gt;=[.$J153];&quot;Done&quot;;[.$J153]-[.$D153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Times you’ve seen it use Ember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4]&gt;=[.$J154];&quot;Done&quot;;[.$J154]-[.$D154])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55]&gt;=[.$J155];&quot;Done&quot;;[.$J155]-[.$D155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onyta</text:p>
          </table:table-cell>
          <table:table-cell table:style-name="ce4" office:value-type="string" calcext:value-type="string">
            <text:p>Investigated a sighting of an unusual Ponyt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56]&gt;=[.$J156];&quot;Done&quot;;[.$J156]-[.$D15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7]&gt;=[.$J157];&quot;Done&quot;;[.$J157]-[.$D157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58]&gt;=[.$J158];&quot;Done&quot;;[.$J158]-[.$D15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9]&gt;=[.$J159];&quot;Done&quot;;[.$J159]-[.$D159]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60]&gt;=[.$J160];&quot;Done&quot;;[.$J160]-[.$D160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Times you’ve seen it use Fire Bla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1]&gt;=[.$J161];&quot;Done&quot;;[.$J161]-[.$D161])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apidash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2]&gt;=[.$J162];&quot;Done&quot;;[.$J162]-[.$D162])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9" calcext:value-type="float">
            <text:p>2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3]&gt;=[.$J163];&quot;Done&quot;;[.$J163]-[.$D16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2" calcext:value-type="float">
            <text:p>2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64]&gt;=[.$J164];&quot;Done&quot;;[.$J164]-[.$D16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Times you’ve seen it use Quick Attack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5]&gt;=[.$J165];&quot;Done&quot;;[.$J165]-[.$D165])"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66]&gt;=[.$J166];&quot;Done&quot;;[.$J166]-[.$D166])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67]&gt;=[.$J167];&quot;Done&quot;;[.$J167]-[.$D1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Number you’ve evolv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68]&gt;=[.$J168];&quot;Done&quot;;[.$J168]-[.$D168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evee</text:p>
          </table:table-cell>
          <table:table-cell table:style-name="ce4" office:value-type="string" calcext:value-type="string">
            <text:p>Investigated more about how Eevee evol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69]&gt;=[.$J169];&quot;Done&quot;;[.$J169]-[.$D169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apore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70]&gt;=[.$J170];&quot;Done&quot;;[.$J170]-[.$D170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aporeon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71]&gt;=[.$J171];&quot;Done&quot;;[.$J171]-[.$D171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aporeon</text:p>
          </table:table-cell>
          <table:table-cell table:style-name="ce5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72]&gt;=[.$J172];&quot;Done&quot;;[.$J172]-[.$D172])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apore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73]&gt;=[.$J173];&quot;Done&quot;;[.$J173]-[.$D173])"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lt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74]&gt;=[.$J174];&quot;Done&quot;;[.$J174]-[.$D174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lteon</text:p>
          </table:table-cell>
          <table:table-cell table:style-name="ce4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75]&gt;=[.$J175];&quot;Done&quot;;[.$J175]-[.$D175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lteon</text:p>
          </table:table-cell>
          <table:table-cell table:style-name="ce4" office:value-type="string" calcext:value-type="string">
            <text:p>Times you’ve seen it use Thunderbol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76]&gt;=[.$J176];&quot;Done&quot;;[.$J176]-[.$D176])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lte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77]&gt;=[.$J177];&quot;Done&quot;;[.$J177]-[.$D177])"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Flare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78]&gt;=[.$J178];&quot;Done&quot;;[.$J178]-[.$D178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Flareon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79]&gt;=[.$J179];&quot;Done&quot;;[.$J179]-[.$D179])"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Flareon</text:p>
          </table:table-cell>
          <table:table-cell table:style-name="ce5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80]&gt;=[.$J180];&quot;Done&quot;;[.$J180]-[.$D180])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Flare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81]&gt;=[.$J181];&quot;Done&quot;;[.$J181]-[.$D181])"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sp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82]&gt;=[.$J182];&quot;Done&quot;;[.$J182]-[.$D182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speon</text:p>
          </table:table-cell>
          <table:table-cell table:style-name="ce4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83]&gt;=[.$J183];&quot;Done&quot;;[.$J183]-[.$D183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speon</text:p>
          </table:table-cell>
          <table:table-cell table:style-name="ce4" office:value-type="string" calcext:value-type="string">
            <text:p>Times you’ve seen it use Psychic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84]&gt;=[.$J184];&quot;Done&quot;;[.$J184]-[.$D184])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spe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85]&gt;=[.$J185];&quot;Done&quot;;[.$J185]-[.$D185])"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mbre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86]&gt;=[.$J186];&quot;Done&quot;;[.$J186]-[.$D186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mbreon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87]&gt;=[.$J187];&quot;Done&quot;;[.$J187]-[.$D187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mbreon</text:p>
          </table:table-cell>
          <table:table-cell table:style-name="ce5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88]&gt;=[.$J188];&quot;Done&quot;;[.$J188]-[.$D188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mbre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89]&gt;=[.$J189];&quot;Done&quot;;[.$J189]-[.$D189])"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eaf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90]&gt;=[.$J190];&quot;Done&quot;;[.$J190]-[.$D190])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eafeon</text:p>
          </table:table-cell>
          <table:table-cell table:style-name="ce4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91]&gt;=[.$J191];&quot;Done&quot;;[.$J191]-[.$D191])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eafeon</text:p>
          </table:table-cell>
          <table:table-cell table:style-name="ce4" office:value-type="string" calcext:value-type="string">
            <text:p>Times you’ve seen it use Leaf Blade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92]&gt;=[.$J192];&quot;Done&quot;;[.$J192]-[.$D192])"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eafe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93]&gt;=[.$J193];&quot;Done&quot;;[.$J193]-[.$D193])"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lace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94]&gt;=[.$J194];&quot;Done&quot;;[.$J194]-[.$D194])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laceon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95]&gt;=[.$J195];&quot;Done&quot;;[.$J195]-[.$D195])"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laceon</text:p>
          </table:table-cell>
          <table:table-cell table:style-name="ce5" office:value-type="string" calcext:value-type="string">
            <text:p>Times you’ve seen it use Ice Beam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96]&gt;=[.$J196];&quot;Done&quot;;[.$J196]-[.$D196])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lace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97]&gt;=[.$J197];&quot;Done&quot;;[.$J197]-[.$D197])"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ylv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98]&gt;=[.$J198];&quot;Done&quot;;[.$J198]-[.$D198])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ylveon</text:p>
          </table:table-cell>
          <table:table-cell table:style-name="ce4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99]&gt;=[.$J199];&quot;Done&quot;;[.$J199]-[.$D199]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ylveon</text:p>
          </table:table-cell>
          <table:table-cell table:style-name="ce4" office:value-type="string" calcext:value-type="string">
            <text:p>Times you’ve seen it use Fairy Win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00]&gt;=[.$J200];&quot;Done&quot;;[.$J200]-[.$D200])"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ylve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201]&gt;=[.$J201];&quot;Done&quot;;[.$J201]-[.$D201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02]&gt;=[.$J202];&quot;Done&quot;;[.$J202]-[.$D202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03]&gt;=[.$J203];&quot;Done&quot;;[.$J203]-[.$D203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5" calcext:value-type="float">
            <text:p>2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04]&gt;=[.$J204];&quot;Done&quot;;[.$J204]-[.$D20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05]&gt;=[.$J205];&quot;Done&quot;;[.$J205]-[.$D20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Times you’ve seen it use Gus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06]&gt;=[.$J206];&quot;Done&quot;;[.$J206]-[.$D20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07]&gt;=[.$J207];&quot;Done&quot;;[.$J207]-[.$D20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08]&gt;=[.$J208];&quot;Done&quot;;[.$J208]-[.$D20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ubat</text:p>
          </table:table-cell>
          <table:table-cell table:style-name="ce5" office:value-type="string" calcext:value-type="string">
            <text:p>Investigated Zubat’s knack for navigating in the dark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09]&gt;=[.$J209];&quot;Done&quot;;[.$J209]-[.$D20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10]&gt;=[.$J210];&quot;Done&quot;;[.$J210]-[.$D21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11]&gt;=[.$J211];&quot;Done&quot;;[.$J211]-[.$D211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12]&gt;=[.$J212];&quot;Done&quot;;[.$J212]-[.$D21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you’ve defeated with Ic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13]&gt;=[.$J213];&quot;Done&quot;;[.$J213]-[.$D21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14]&gt;=[.$J214];&quot;Done&quot;;[.$J214]-[.$D21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15]&gt;=[.$J215];&quot;Done&quot;;[.$J215]-[.$D215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Times you’ve seen it use Air Cutt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16]&gt;=[.$J216];&quot;Done&quot;;[.$J216]-[.$D21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bat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17]&gt;=[.$J217];&quot;Done&quot;;[.$J217]-[.$D21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18]&gt;=[.$J218];&quot;Done&quot;;[.$J218]-[.$D218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19]&gt;=[.$J219];&quot;Done&quot;;[.$J219]-[.$D21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Number you’ve caught while they were in the ai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20]&gt;=[.$J220];&quot;Done&quot;;[.$J220]-[.$D220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21]&gt;=[.$J221];&quot;Done&quot;;[.$J221]-[.$D22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Number you’ve defeated with Ice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22]&gt;=[.$J222];&quot;Done&quot;;[.$J222]-[.$D22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Times you’ve seen it use Cross Poison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23]&gt;=[.$J223];&quot;Done&quot;;[.$J223]-[.$D22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Times you’ve seen it use Leech Lif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24]&gt;=[.$J224];&quot;Done&quot;;[.$J224]-[.$D224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bat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225]&gt;=[.$J225];&quot;Done&quot;;[.$J225]-[.$D225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26]&gt;=[.$J226];&quot;Done&quot;;[.$J226]-[.$D226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27]&gt;=[.$J227];&quot;Done&quot;;[.$J227]-[.$D227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28]&gt;=[.$J228];&quot;Done&quot;;[.$J228]-[.$D228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29]&gt;=[.$J229];&quot;Done&quot;;[.$J229]-[.$D22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Times you’ve seen it use Confusion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30]&gt;=[.$J230];&quot;Done&quot;;[.$J230]-[.$D230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Times you’ve seen it use Hypnosis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31]&gt;=[.$J231];&quot;Done&quot;;[.$J231]-[.$D231])" office:value-type="float" office:value="33" calcext:value-type="float">
            <text:p>3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32]&gt;=[.$J232];&quot;Done&quot;;[.$J232]-[.$D23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ifloon</text:p>
          </table:table-cell>
          <table:table-cell table:style-name="ce4" office:value-type="string" calcext:value-type="string">
            <text:p>Investigated whether Drifloon truly does play with kid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33]&gt;=[.$J233];&quot;Done&quot;;[.$J233]-[.$D23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34]&gt;=[.$J234];&quot;Done&quot;;[.$J234]-[.$D23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35]&gt;=[.$J235];&quot;Done&quot;;[.$J235]-[.$D235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36]&gt;=[.$J236];&quot;Done&quot;;[.$J236]-[.$D23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Number you’ve defeated with Dark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37]&gt;=[.$J237];&quot;Done&quot;;[.$J237]-[.$D237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Times you’ve seen it use Mystical Fir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38]&gt;=[.$J238];&quot;Done&quot;;[.$J238]-[.$D238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Times you’ve seen it use Self-Destruc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39]&gt;=[.$J239];&quot;Done&quot;;[.$J239]-[.$D239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rifblim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40]&gt;=[.$J240];&quot;Done&quot;;[.$J240]-[.$D24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41]&gt;=[.$J241];&quot;Done&quot;;[.$J241]-[.$D241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42]&gt;=[.$J242];&quot;Done&quot;;[.$J242]-[.$D242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43]&gt;=[.$J243];&quot;Done&quot;;[.$J243]-[.$D24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244]&gt;=[.$J244];&quot;Done&quot;;[.$J244]-[.$D244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45]&gt;=[.$J245];&quot;Done&quot;;[.$J245]-[.$D24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ricketot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246]&gt;=[.$J246];&quot;Done&quot;;[.$J246]-[.$D24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47]&gt;=[.$J247];&quot;Done&quot;;[.$J247]-[.$D247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48]&gt;=[.$J248];&quot;Done&quot;;[.$J248]-[.$D24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49]&gt;=[.$J249];&quot;Done&quot;;[.$J249]-[.$D249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50]&gt;=[.$J250];&quot;Done&quot;;[.$J250]-[.$D250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51]&gt;=[.$J251];&quot;Done&quot;;[.$J251]-[.$D25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Times you’ve seen it use X-Scisso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52]&gt;=[.$J252];&quot;Done&quot;;[.$J252]-[.$D25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53]&gt;=[.$J253];&quot;Done&quot;;[.$J253]-[.$D25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ricketune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54]&gt;=[.$J254];&quot;Done&quot;;[.$J254]-[.$D25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55]&gt;=[.$J255];&quot;Done&quot;;[.$J255]-[.$D25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256]&gt;=[.$J256];&quot;Done&quot;;[.$J256]-[.$D256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57]&gt;=[.$J257];&quot;Done&quot;;[.$J257]-[.$D257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58]&gt;=[.$J258];&quot;Done&quot;;[.$J258]-[.$D25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Times you’ve seen it use Aqua Je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59]&gt;=[.$J259];&quot;Done&quot;;[.$J259]-[.$D259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izel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60]&gt;=[.$J260];&quot;Done&quot;;[.$J260]-[.$D26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61]&gt;=[.$J261];&quot;Done&quot;;[.$J261]-[.$D261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62]&gt;=[.$J262];&quot;Done&quot;;[.$J262]-[.$D26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63]&gt;=[.$J263];&quot;Done&quot;;[.$J263]-[.$D26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64]&gt;=[.$J264];&quot;Done&quot;;[.$J264]-[.$D26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65]&gt;=[.$J265];&quot;Done&quot;;[.$J265]-[.$D265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66]&gt;=[.$J266];&quot;Done&quot;;[.$J266]-[.$D26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loatzel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267]&gt;=[.$J267];&quot;Done&quot;;[.$J267]-[.$D2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68]&gt;=[.$J268];&quot;Done&quot;;[.$J268]-[.$D268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69]&gt;=[.$J269];&quot;Done&quot;;[.$J269]-[.$D269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70]&gt;=[.$J270];&quot;Done&quot;;[.$J270]-[.$D27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Times you’ve seen it use Struggle Bug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71]&gt;=[.$J271];&quot;Done&quot;;[.$J271]-[.$D271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72]&gt;=[.$J272];&quot;Done&quot;;[.$J272]-[.$D27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36" calcext:value-type="float">
            <text:p>3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73]&gt;=[.$J273];&quot;Done&quot;;[.$J273]-[.$D27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rmy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74]&gt;=[.$J274];&quot;Done&quot;;[.$J274]-[.$D27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75]&gt;=[.$J275];&quot;Done&quot;;[.$J275]-[.$D27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76]&gt;=[.$J276];&quot;Done&quot;;[.$J276]-[.$D276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77]&gt;=[.$J277];&quot;Done&quot;;[.$J277]-[.$D277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Times you’ve seen it use Confusion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78]&gt;=[.$J278];&quot;Done&quot;;[.$J278]-[.$D278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Times you’ve seen it use Bug Buzz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79]&gt;=[.$J279];&quot;Done&quot;;[.$J279]-[.$D27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280]&gt;=[.$J280];&quot;Done&quot;;[.$J280]-[.$D280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81]&gt;=[.$J281];&quot;Done&quot;;[.$J281]-[.$D28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ormadam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82]&gt;=[.$J282];&quot;Done&quot;;[.$J282]-[.$D28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83]&gt;=[.$J283];&quot;Done&quot;;[.$J283]-[.$D283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84]&gt;=[.$J284];&quot;Done&quot;;[.$J284]-[.$D284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85]&gt;=[.$J285];&quot;Done&quot;;[.$J285]-[.$D285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86]&gt;=[.$J286];&quot;Done&quot;;[.$J286]-[.$D286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Times you’ve seen it use Silver Win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87]&gt;=[.$J287];&quot;Done&quot;;[.$J287]-[.$D287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Times you’ve seen it use Bug Buzz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288]&gt;=[.$J288];&quot;Done&quot;;[.$J288]-[.$D28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othim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89]&gt;=[.$J289];&quot;Done&quot;;[.$J289]-[.$D28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90]&gt;=[.$J290];&quot;Done&quot;;[.$J290]-[.$D290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291]&gt;=[.$J291];&quot;Done&quot;;[.$J291]-[.$D291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47" calcext:value-type="float">
            <text:p>4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92]&gt;=[.$J292];&quot;Done&quot;;[.$J292]-[.$D29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Times you’ve seen it use Rollou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93]&gt;=[.$J293];&quot;Done&quot;;[.$J293]-[.$D29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24" calcext:value-type="float">
            <text:p>2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94]&gt;=[.$J294];&quot;Done&quot;;[.$J294]-[.$D2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295]&gt;=[.$J295];&quot;Done&quot;;[.$J295]-[.$D295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296]&gt;=[.$J296];&quot;Done&quot;;[.$J296]-[.$D296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dud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297]&gt;=[.$J297];&quot;Done&quot;;[.$J297]-[.$D29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298]&gt;=[.$J298];&quot;Done&quot;;[.$J298]-[.$D29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299]&gt;=[.$J299];&quot;Done&quot;;[.$J299]-[.$D299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50" calcext:value-type="float">
            <text:p>5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00]&gt;=[.$J300];&quot;Done&quot;;[.$J300]-[.$D30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301]&gt;=[.$J301];&quot;Done&quot;;[.$J301]-[.$D30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Times you’ve seen it use Rock Slid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02]&gt;=[.$J302];&quot;Done&quot;;[.$J302]-[.$D302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03]&gt;=[.$J303];&quot;Done&quot;;[.$J303]-[.$D303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avele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04]&gt;=[.$J304];&quot;Done&quot;;[.$J304]-[.$D30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05]&gt;=[.$J305];&quot;Done&quot;;[.$J305]-[.$D305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06]&gt;=[.$J306];&quot;Done&quot;;[.$J306]-[.$D30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07]&gt;=[.$J307];&quot;Done&quot;;[.$J307]-[.$D307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Number you’ve defeated with Steel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08]&gt;=[.$J308];&quot;Done&quot;;[.$J308]-[.$D30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Times you’ve seen it use Stealth Rock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09]&gt;=[.$J309];&quot;Done&quot;;[.$J309]-[.$D30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10]&gt;=[.$J310];&quot;Done&quot;;[.$J310]-[.$D310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olem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11]&gt;=[.$J311];&quot;Done&quot;;[.$J311]-[.$D31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antle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12]&gt;=[.$J312];&quot;Done&quot;;[.$J312]-[.$D312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antle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13]&gt;=[.$J313];&quot;Done&quot;;[.$J313]-[.$D31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antler</text:p>
          </table:table-cell>
          <table:table-cell table:style-name="ce4" office:value-type="string" calcext:value-type="string">
            <text:p>Times you’ve seen it use Psyshield Bash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14]&gt;=[.$J314];&quot;Done&quot;;[.$J314]-[.$D31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antler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15]&gt;=[.$J315];&quot;Done&quot;;[.$J315]-[.$D315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antle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16]&gt;=[.$J316];&quot;Done&quot;;[.$J316]-[.$D31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yrdee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17]&gt;=[.$J317];&quot;Done&quot;;[.$J317]-[.$D31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yrdeer</text:p>
          </table:table-cell>
          <table:table-cell table:style-name="ce5" office:value-type="string" calcext:value-type="string">
            <text:p>Times you’ve seen it use Psyshield B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18]&gt;=[.$J318];&quot;Done&quot;;[.$J318]-[.$D318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yrdeer</text:p>
          </table:table-cell>
          <table:table-cell table:style-name="ce5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19]&gt;=[.$J319];&quot;Done&quot;;[.$J319]-[.$D31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yrdee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20]&gt;=[.$J320];&quot;Done&quot;;[.$J320]-[.$D32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yrdeer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21]&gt;=[.$J321];&quot;Done&quot;;[.$J321]-[.$D321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nchlax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22]&gt;=[.$J322];&quot;Done&quot;;[.$J322]-[.$D32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nchlax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23]&gt;=[.$J323];&quot;Done&quot;;[.$J323]-[.$D32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nchlax</text:p>
          </table:table-cell>
          <table:table-cell table:style-name="ce4" office:value-type="string" calcext:value-type="string">
            <text:p>Times you’ve seen it use Re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24]&gt;=[.$J324];&quot;Done&quot;;[.$J324]-[.$D32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nchlax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325]&gt;=[.$J325];&quot;Done&quot;;[.$J325]-[.$D325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nchlax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26]&gt;=[.$J326];&quot;Done&quot;;[.$J326]-[.$D32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27]&gt;=[.$J327];&quot;Done&quot;;[.$J327]-[.$D327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28]&gt;=[.$J328];&quot;Done&quot;;[.$J328]-[.$D32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29]&gt;=[.$J329];&quot;Done&quot;;[.$J329]-[.$D32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30]&gt;=[.$J330];&quot;Done&quot;;[.$J330]-[.$D330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Number you’ve defeated with Fighting-type mov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31]&gt;=[.$J331];&quot;Done&quot;;[.$J331]-[.$D331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32]&gt;=[.$J332];&quot;Done&quot;;[.$J332]-[.$D332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orlax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style-name="ce14" table:formula="of:=IF([.$D333]&gt;=[.$J333];&quot;Done&quot;;[.$J333]-[.$D333])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34]&gt;=[.$J334];&quot;Done&quot;;[.$J334]-[.$D334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335]&gt;=[.$J335];&quot;Done&quot;;[.$J335]-[.$D33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36]&gt;=[.$J336];&quot;Done&quot;;[.$J336]-[.$D33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337]&gt;=[.$J337];&quot;Done&quot;;[.$J337]-[.$D337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Times you’ve seen it use Absorb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38]&gt;=[.$J338];&quot;Done&quot;;[.$J338]-[.$D33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Times you’ve seen it use Stun Spor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39]&gt;=[.$J339];&quot;Done&quot;;[.$J339]-[.$D33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ras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40]&gt;=[.$J340];&quot;Done&quot;;[.$J340]-[.$D3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41]&gt;=[.$J341];&quot;Done&quot;;[.$J341]-[.$D34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42]&gt;=[.$J342];&quot;Done&quot;;[.$J342]-[.$D342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43]&gt;=[.$J343];&quot;Done&quot;;[.$J343]-[.$D343])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44]&gt;=[.$J344];&quot;Done&quot;;[.$J344]-[.$D344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Times you’ve seen it use Spore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45]&gt;=[.$J345];&quot;Done&quot;;[.$J345]-[.$D345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Times you’ve seen it use Venoshock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46]&gt;=[.$J346];&quot;Done&quot;;[.$J346]-[.$D346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47]&gt;=[.$J347];&quot;Done&quot;;[.$J347]-[.$D347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sect</text:p>
          </table:table-cell>
          <table:table-cell table:style-name="ce5" office:value-type="string" calcext:value-type="string">
            <text:p>Investigated the mushroom growing on Parasec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348]&gt;=[.$J348];&quot;Done&quot;;[.$J348]-[.$D34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49]&gt;=[.$J349];&quot;Done&quot;;[.$J349]-[.$D34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of small specimens you’ve caught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50]&gt;=[.$J350];&quot;Done&quot;;[.$J350]-[.$D35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1]&gt;=[.$J351];&quot;Done&quot;;[.$J351]-[.$D35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52]&gt;=[.$J352];&quot;Done&quot;;[.$J352]-[.$D35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3]&gt;=[.$J353];&quot;Done&quot;;[.$J353]-[.$D35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4]&gt;=[.$J354];&quot;Done&quot;;[.$J354]-[.$D35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chu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55]&gt;=[.$J355];&quot;Done&quot;;[.$J355]-[.$D35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56]&gt;=[.$J356];&quot;Done&quot;;[.$J356]-[.$D356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7]&gt;=[.$J357];&quot;Done&quot;;[.$J357]-[.$D35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8]&gt;=[.$J358];&quot;Done&quot;;[.$J358]-[.$D358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59]&gt;=[.$J359];&quot;Done&quot;;[.$J359]-[.$D35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Times you’ve seen it use Thunder Shock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60]&gt;=[.$J360];&quot;Done&quot;;[.$J360]-[.$D360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Times you’ve seen it use Thunderbol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61]&gt;=[.$J361];&quot;Done&quot;;[.$J361]-[.$D361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362]&gt;=[.$J362];&quot;Done&quot;;[.$J362]-[.$D36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ikachu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63]&gt;=[.$J363];&quot;Done&quot;;[.$J363]-[.$D363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64]&gt;=[.$J364];&quot;Done&quot;;[.$J364]-[.$D364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65]&gt;=[.$J365];&quot;Done&quot;;[.$J365]-[.$D365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66]&gt;=[.$J366];&quot;Done&quot;;[.$J366]-[.$D36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67]&gt;=[.$J367];&quot;Done&quot;;[.$J367]-[.$D367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Times you’ve seen it use Iron Tail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68]&gt;=[.$J368];&quot;Done&quot;;[.$J368]-[.$D368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Times you’ve seen it use Thunder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369]&gt;=[.$J369];&quot;Done&quot;;[.$J369]-[.$D369])" office:value-type="float" office:value="64" calcext:value-type="float">
            <text:p>6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70]&gt;=[.$J370];&quot;Done&quot;;[.$J370]-[.$D370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ichu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371]&gt;=[.$J371];&quot;Done&quot;;[.$J371]-[.$D371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72]&gt;=[.$J372];&quot;Done&quot;;[.$J372]-[.$D372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373]&gt;=[.$J373];&quot;Done&quot;;[.$J373]-[.$D373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74]&gt;=[.$J374];&quot;Done&quot;;[.$J374]-[.$D37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75]&gt;=[.$J375];&quot;Done&quot;;[.$J375]-[.$D37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Times you’ve seen it use Telepor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76]&gt;=[.$J376];&quot;Done&quot;;[.$J376]-[.$D376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77]&gt;=[.$J377];&quot;Done&quot;;[.$J377]-[.$D37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ra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78]&gt;=[.$J378];&quot;Done&quot;;[.$J378]-[.$D37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79]&gt;=[.$J379];&quot;Done&quot;;[.$J379]-[.$D379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80]&gt;=[.$J380];&quot;Done&quot;;[.$J380]-[.$D380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Number you’ve defeated with Bug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381]&gt;=[.$J381];&quot;Done&quot;;[.$J381]-[.$D381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Times you’ve seen it use Calm Min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82]&gt;=[.$J382];&quot;Done&quot;;[.$J382]-[.$D382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Times you’ve seen it use Psycho Cu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83]&gt;=[.$J383];&quot;Done&quot;;[.$J383]-[.$D38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384]&gt;=[.$J384];&quot;Done&quot;;[.$J384]-[.$D38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adabr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85]&gt;=[.$J385];&quot;Done&quot;;[.$J385]-[.$D38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86]&gt;=[.$J386];&quot;Done&quot;;[.$J386]-[.$D386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87]&gt;=[.$J387];&quot;Done&quot;;[.$J387]-[.$D38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88]&gt;=[.$J388];&quot;Done&quot;;[.$J388]-[.$D38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Number you’ve defeated with Dark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389]&gt;=[.$J389];&quot;Done&quot;;[.$J389]-[.$D38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Times you’ve seen it use Recov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390]&gt;=[.$J390];&quot;Done&quot;;[.$J390]-[.$D390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Times you’ve seen it use Psychic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391]&gt;=[.$J391];&quot;Done&quot;;[.$J391]-[.$D391])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392]&gt;=[.$J392];&quot;Done&quot;;[.$J392]-[.$D392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akazam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393]&gt;=[.$J393];&quot;Done&quot;;[.$J393]-[.$D39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mcha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394]&gt;=[.$J394];&quot;Done&quot;;[.$J394]-[.$D3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mchar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95]&gt;=[.$J395];&quot;Done&quot;;[.$J395]-[.$D39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mchar</text:p>
          </table:table-cell>
          <table:table-cell table:style-name="ce4" office:value-type="string" calcext:value-type="string">
            <text:p>Times you’ve seen it use Emb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396]&gt;=[.$J396];&quot;Done&quot;;[.$J396]-[.$D39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mchar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97]&gt;=[.$J397];&quot;Done&quot;;[.$J397]-[.$D39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mcha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398]&gt;=[.$J398];&quot;Done&quot;;[.$J398]-[.$D39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fern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399]&gt;=[.$J399];&quot;Done&quot;;[.$J399]-[.$D39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ferno</text:p>
          </table:table-cell>
          <table:table-cell table:style-name="ce5" office:value-type="string" calcext:value-type="string">
            <text:p>Times you’ve seen it use Flame Whee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00]&gt;=[.$J400];&quot;Done&quot;;[.$J400]-[.$D40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ferno</text:p>
          </table:table-cell>
          <table:table-cell table:style-name="ce5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01]&gt;=[.$J401];&quot;Done&quot;;[.$J401]-[.$D401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ferno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02]&gt;=[.$J402];&quot;Done&quot;;[.$J402]-[.$D40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ferno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03]&gt;=[.$J403];&quot;Done&quot;;[.$J403]-[.$D40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04]&gt;=[.$J404];&quot;Done&quot;;[.$J404]-[.$D40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05]&gt;=[.$J405];&quot;Done&quot;;[.$J405]-[.$D40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06]&gt;=[.$J406];&quot;Done&quot;;[.$J406]-[.$D40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Times you’ve seen it use Flare Blitz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07]&gt;=[.$J407];&quot;Done&quot;;[.$J407]-[.$D407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Times you’ve seen it use Raging Fury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08]&gt;=[.$J408];&quot;Done&quot;;[.$J408]-[.$D408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09]&gt;=[.$J409];&quot;Done&quot;;[.$J409]-[.$D40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Infernape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10]&gt;=[.$J410];&quot;Done&quot;;[.$J410]-[.$D41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11]&gt;=[.$J411];&quot;Done&quot;;[.$J411]-[.$D41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412]&gt;=[.$J412];&quot;Done&quot;;[.$J412]-[.$D41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13]&gt;=[.$J413];&quot;Done&quot;;[.$J413]-[.$D413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14]&gt;=[.$J414];&quot;Done&quot;;[.$J414]-[.$D41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15]&gt;=[.$J415];&quot;Done&quot;;[.$J415]-[.$D415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near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16]&gt;=[.$J416];&quot;Done&quot;;[.$J416]-[.$D41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17]&gt;=[.$J417];&quot;Done&quot;;[.$J417]-[.$D41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18]&gt;=[.$J418];&quot;Done&quot;;[.$J418]-[.$D41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19]&gt;=[.$J419];&quot;Done&quot;;[.$J419]-[.$D41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20]&gt;=[.$J420];&quot;Done&quot;;[.$J420]-[.$D42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Times you’ve seen it use Draining Kis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21]&gt;=[.$J421];&quot;Done&quot;;[.$J421]-[.$D42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Times you’ve seen it use Close Comba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22]&gt;=[.$J422];&quot;Done&quot;;[.$J422]-[.$D422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23]&gt;=[.$J423];&quot;Done&quot;;[.$J423]-[.$D423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punny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24]&gt;=[.$J424];&quot;Done&quot;;[.$J424]-[.$D42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erubi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25]&gt;=[.$J425];&quot;Done&quot;;[.$J425]-[.$D425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erubi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26]&gt;=[.$J426];&quot;Done&quot;;[.$J426]-[.$D42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erubi</text:p>
          </table:table-cell>
          <table:table-cell table:style-name="ce5" office:value-type="string" calcext:value-type="string">
            <text:p>Times you’ve seen it use Absorb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27]&gt;=[.$J427];&quot;Done&quot;;[.$J427]-[.$D427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erubi</text:p>
          </table:table-cell>
          <table:table-cell table:style-name="ce5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28]&gt;=[.$J428];&quot;Done&quot;;[.$J428]-[.$D428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erubi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29]&gt;=[.$J429];&quot;Done&quot;;[.$J429]-[.$D42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30]&gt;=[.$J430];&quot;Done&quot;;[.$J430]-[.$D43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31]&gt;=[.$J431];&quot;Done&quot;;[.$J431]-[.$D431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32]&gt;=[.$J432];&quot;Done&quot;;[.$J432]-[.$D43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Times you’ve seen it use Petal Danc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33]&gt;=[.$J433];&quot;Done&quot;;[.$J433]-[.$D433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34]&gt;=[.$J434];&quot;Done&quot;;[.$J434]-[.$D43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errim</text:p>
          </table:table-cell>
          <table:table-cell table:style-name="ce4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35]&gt;=[.$J435];&quot;Done&quot;;[.$J435]-[.$D43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2" calcext:value-type="float">
            <text:p>4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36]&gt;=[.$J436];&quot;Done&quot;;[.$J436]-[.$D43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37]&gt;=[.$J437];&quot;Done&quot;;[.$J437]-[.$D43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38]&gt;=[.$J438];&quot;Done&quot;;[.$J438]-[.$D438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39]&gt;=[.$J439];&quot;Done&quot;;[.$J439]-[.$D439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Times you’ve seen it use Confusion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40]&gt;=[.$J440];&quot;Done&quot;;[.$J440]-[.$D44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41]&gt;=[.$J441];&quot;Done&quot;;[.$J441]-[.$D44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syduck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42]&gt;=[.$J442];&quot;Done&quot;;[.$J442]-[.$D442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43]&gt;=[.$J443];&quot;Done&quot;;[.$J443]-[.$D44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44]&gt;=[.$J444];&quot;Done&quot;;[.$J444]-[.$D444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45]&gt;=[.$J445];&quot;Done&quot;;[.$J445]-[.$D44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Times you’ve seen it use Zen Headbut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46]&gt;=[.$J446];&quot;Done&quot;;[.$J446]-[.$D44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47]&gt;=[.$J447];&quot;Done&quot;;[.$J447]-[.$D447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48]&gt;=[.$J448];&quot;Done&quot;;[.$J448]-[.$D448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49]&gt;=[.$J449];&quot;Done&quot;;[.$J449]-[.$D44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lduck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50]&gt;=[.$J450];&quot;Done&quot;;[.$J450]-[.$D45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51]&gt;=[.$J451];&quot;Done&quot;;[.$J451]-[.$D451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52]&gt;=[.$J452];&quot;Done&quot;;[.$J452]-[.$D45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53]&gt;=[.$J453];&quot;Done&quot;;[.$J453]-[.$D45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Times you’ve seen it use Gus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54]&gt;=[.$J454];&quot;Done&quot;;[.$J454]-[.$D454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55]&gt;=[.$J455];&quot;Done&quot;;[.$J455]-[.$D455])" office:value-type="float" office:value="26" calcext:value-type="float">
            <text:p>2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456]&gt;=[.$J456];&quot;Done&quot;;[.$J456]-[.$D45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57]&gt;=[.$J457];&quot;Done&quot;;[.$J457]-[.$D45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bee</text:p>
          </table:table-cell>
          <table:table-cell table:style-name="ce5" office:value-type="string" calcext:value-type="string">
            <text:p>Investigated the different flavors of Combee honey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458]&gt;=[.$J458];&quot;Done&quot;;[.$J458]-[.$D45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59]&gt;=[.$J459];&quot;Done&quot;;[.$J459]-[.$D45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460]&gt;=[.$J460];&quot;Done&quot;;[.$J460]-[.$D460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61]&gt;=[.$J461];&quot;Done&quot;;[.$J461]-[.$D46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62]&gt;=[.$J462];&quot;Done&quot;;[.$J462]-[.$D46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63]&gt;=[.$J463];&quot;Done&quot;;[.$J463]-[.$D463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Times you’ve seen it use Bug Buzz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64]&gt;=[.$J464];&quot;Done&quot;;[.$J464]-[.$D464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65]&gt;=[.$J465];&quot;Done&quot;;[.$J465]-[.$D465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Vespiquen</text:p>
          </table:table-cell>
          <table:table-cell table:style-name="ce4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66]&gt;=[.$J466];&quot;Done&quot;;[.$J466]-[.$D46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4" calcext:value-type="float">
            <text:p>2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67]&gt;=[.$J467];&quot;Done&quot;;[.$J467]-[.$D4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68]&gt;=[.$J468];&quot;Done&quot;;[.$J468]-[.$D468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469]&gt;=[.$J469];&quot;Done&quot;;[.$J469]-[.$D46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44" calcext:value-type="float">
            <text:p>4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70]&gt;=[.$J470];&quot;Done&quot;;[.$J470]-[.$D47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Times you’ve seen it use X-Scissor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71]&gt;=[.$J471];&quot;Done&quot;;[.$J471]-[.$D47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72]&gt;=[.$J472];&quot;Done&quot;;[.$J472]-[.$D472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yther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473]&gt;=[.$J473];&quot;Done&quot;;[.$J473]-[.$D47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leavo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74]&gt;=[.$J474];&quot;Done&quot;;[.$J474]-[.$D47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leavor</text:p>
          </table:table-cell>
          <table:table-cell table:style-name="ce4" office:value-type="string" calcext:value-type="string">
            <text:p>Times you’ve seen it use Stone Axe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75]&gt;=[.$J475];&quot;Done&quot;;[.$J475]-[.$D47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leavor</text:p>
          </table:table-cell>
          <table:table-cell table:style-name="ce4" office:value-type="string" calcext:value-type="string">
            <text:p>Times you’ve seen it use X-Scissor</text:p>
          </table:table-cell>
          <table:table-cell table:style-name="ce7"/>
          <table:table-cell table:style-name="ce8" office:value-type="float" office:value="40" calcext:value-type="float">
            <text:p>4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76]&gt;=[.$J476];&quot;Done&quot;;[.$J476]-[.$D47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leavor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77]&gt;=[.$J477];&quot;Done&quot;;[.$J477]-[.$D477])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Kleavor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78]&gt;=[.$J478];&quot;Done&quot;;[.$J478]-[.$D478])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79]&gt;=[.$J479];&quot;Done&quot;;[.$J479]-[.$D479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80]&gt;=[.$J480];&quot;Done&quot;;[.$J480]-[.$D48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81]&gt;=[.$J481];&quot;Done&quot;;[.$J481]-[.$D48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Times you’ve seen it use Double Hi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82]&gt;=[.$J482];&quot;Done&quot;;[.$J482]-[.$D48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Times you’ve seen it use X-Scisso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83]&gt;=[.$J483];&quot;Done&quot;;[.$J483]-[.$D483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84]&gt;=[.$J484];&quot;Done&quot;;[.$J484]-[.$D484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cizor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485]&gt;=[.$J485];&quot;Done&quot;;[.$J485]-[.$D48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86]&gt;=[.$J486];&quot;Done&quot;;[.$J486]-[.$D486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87]&gt;=[.$J487];&quot;Done&quot;;[.$J487]-[.$D48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88]&gt;=[.$J488];&quot;Done&quot;;[.$J488]-[.$D488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89]&gt;=[.$J489];&quot;Done&quot;;[.$J489]-[.$D489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90]&gt;=[.$J490];&quot;Done&quot;;[.$J490]-[.$D49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491]&gt;=[.$J491];&quot;Done&quot;;[.$J491]-[.$D491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92]&gt;=[.$J492];&quot;Done&quot;;[.$J492]-[.$D492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eracross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493]&gt;=[.$J493];&quot;Done&quot;;[.$J493]-[.$D49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me Jr.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94]&gt;=[.$J494];&quot;Done&quot;;[.$J494]-[.$D4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me Jr.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95]&gt;=[.$J495];&quot;Done&quot;;[.$J495]-[.$D49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me Jr.</text:p>
          </table:table-cell>
          <table:table-cell table:style-name="ce5" office:value-type="string" calcext:value-type="string">
            <text:p>Times you’ve seen it use Mimic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496]&gt;=[.$J496];&quot;Done&quot;;[.$J496]-[.$D49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me Jr.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497]&gt;=[.$J497];&quot;Done&quot;;[.$J497]-[.$D49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me Jr.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498]&gt;=[.$J498];&quot;Done&quot;;[.$J498]-[.$D49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499]&gt;=[.$J499];&quot;Done&quot;;[.$J499]-[.$D499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00]&gt;=[.$J500];&quot;Done&quot;;[.$J500]-[.$D500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01]&gt;=[.$J501];&quot;Done&quot;;[.$J501]-[.$D50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Times you’ve seen it use Mimic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02]&gt;=[.$J502];&quot;Done&quot;;[.$J502]-[.$D50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03]&gt;=[.$J503];&quot;Done&quot;;[.$J503]-[.$D50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04]&gt;=[.$J504];&quot;Done&quot;;[.$J504]-[.$D50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05]&gt;=[.$J505];&quot;Done&quot;;[.$J505]-[.$D50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r. Mime</text:p>
          </table:table-cell>
          <table:table-cell table:style-name="ce4" office:value-type="string" calcext:value-type="string">
            <text:p>Investigated the suspicious movements of Mr. Mim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506]&gt;=[.$J506];&quot;Done&quot;;[.$J506]-[.$D50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7" calcext:value-type="float">
            <text:p>2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07]&gt;=[.$J507];&quot;Done&quot;;[.$J507]-[.$D50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08]&gt;=[.$J508];&quot;Done&quot;;[.$J508]-[.$D508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509]&gt;=[.$J509];&quot;Done&quot;;[.$J509]-[.$D509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Times you’ve seen it use Double Hi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10]&gt;=[.$J510];&quot;Done&quot;;[.$J510]-[.$D510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511]&gt;=[.$J511];&quot;Done&quot;;[.$J511]-[.$D511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12]&gt;=[.$J512];&quot;Done&quot;;[.$J512]-[.$D512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13]&gt;=[.$J513];&quot;Done&quot;;[.$J513]-[.$D51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ipom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514]&gt;=[.$J514];&quot;Done&quot;;[.$J514]-[.$D51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15]&gt;=[.$J515];&quot;Done&quot;;[.$J515]-[.$D515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16]&gt;=[.$J516];&quot;Done&quot;;[.$J516]-[.$D516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17]&gt;=[.$J517];&quot;Done&quot;;[.$J517]-[.$D517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518]&gt;=[.$J518];&quot;Done&quot;;[.$J518]-[.$D518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Times you’ve seen it use Double Hi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19]&gt;=[.$J519];&quot;Done&quot;;[.$J519]-[.$D51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Times you’ve seen it use Iron Tai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20]&gt;=[.$J520];&quot;Done&quot;;[.$J520]-[.$D52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21]&gt;=[.$J521];&quot;Done&quot;;[.$J521]-[.$D52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bipom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22]&gt;=[.$J522];&quot;Done&quot;;[.$J522]-[.$D52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23]&gt;=[.$J523];&quot;Done&quot;;[.$J523]-[.$D523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524]&gt;=[.$J524];&quot;Done&quot;;[.$J524]-[.$D52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25]&gt;=[.$J525];&quot;Done&quot;;[.$J525]-[.$D52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Times you’ve seen it use Spl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table:style-name="ce14" table:formula="of:=IF([.$D526]&gt;=[.$J526];&quot;Done&quot;;[.$J526]-[.$D526])" office:value-type="float" office:value="99" calcext:value-type="float">
            <text:p>9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27]&gt;=[.$J527];&quot;Done&quot;;[.$J527]-[.$D52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28]&gt;=[.$J528];&quot;Done&quot;;[.$J528]-[.$D52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ikarp</text:p>
          </table:table-cell>
          <table:table-cell table:style-name="ce5" office:value-type="string" calcext:value-type="string">
            <text:p>Number you’ve evolv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29]&gt;=[.$J529];&quot;Done&quot;;[.$J529]-[.$D52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30]&gt;=[.$J530];&quot;Done&quot;;[.$J530]-[.$D530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Number you’ve caught while they were in the air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31]&gt;=[.$J531];&quot;Done&quot;;[.$J531]-[.$D53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32]&gt;=[.$J532];&quot;Done&quot;;[.$J532]-[.$D532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33]&gt;=[.$J533];&quot;Done&quot;;[.$J533]-[.$D53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34]&gt;=[.$J534];&quot;Done&quot;;[.$J534]-[.$D53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Times you’ve seen it use Hurrican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535]&gt;=[.$J535];&quot;Done&quot;;[.$J535]-[.$D535])" office:value-type="float" office:value="65" calcext:value-type="float">
            <text:p>6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36]&gt;=[.$J536];&quot;Done&quot;;[.$J536]-[.$D536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yarados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37]&gt;=[.$J537];&quot;Done&quot;;[.$J537]-[.$D53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38]&gt;=[.$J538];&quot;Done&quot;;[.$J538]-[.$D53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39]&gt;=[.$J539];&quot;Done&quot;;[.$J539]-[.$D539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40]&gt;=[.$J540];&quot;Done&quot;;[.$J540]-[.$D5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41]&gt;=[.$J541];&quot;Done&quot;;[.$J541]-[.$D54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42]&gt;=[.$J542];&quot;Done&quot;;[.$J542]-[.$D54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543]&gt;=[.$J543];&quot;Done&quot;;[.$J543]-[.$D543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44]&gt;=[.$J544];&quot;Done&quot;;[.$J544]-[.$D54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ellos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545]&gt;=[.$J545];&quot;Done&quot;;[.$J545]-[.$D54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46]&gt;=[.$J546];&quot;Done&quot;;[.$J546]-[.$D546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47]&gt;=[.$J547];&quot;Done&quot;;[.$J547]-[.$D547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48]&gt;=[.$J548];&quot;Done&quot;;[.$J548]-[.$D548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49]&gt;=[.$J549];&quot;Done&quot;;[.$J549]-[.$D54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50]&gt;=[.$J550];&quot;Done&quot;;[.$J550]-[.$D550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51]&gt;=[.$J551];&quot;Done&quot;;[.$J551]-[.$D551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strodon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52]&gt;=[.$J552];&quot;Done&quot;;[.$J552]-[.$D55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53]&gt;=[.$J553];&quot;Done&quot;;[.$J553]-[.$D553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54]&gt;=[.$J554];&quot;Done&quot;;[.$J554]-[.$D55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55]&gt;=[.$J555];&quot;Done&quot;;[.$J555]-[.$D555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Times you’ve seen it use Barb Barrag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56]&gt;=[.$J556];&quot;Done&quot;;[.$J556]-[.$D556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57]&gt;=[.$J557];&quot;Done&quot;;[.$J557]-[.$D557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wilfish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558]&gt;=[.$J558];&quot;Done&quot;;[.$J558]-[.$D55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verqwi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59]&gt;=[.$J559];&quot;Done&quot;;[.$J559]-[.$D559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verqwil</text:p>
          </table:table-cell>
          <table:table-cell table:style-name="ce4" office:value-type="string" calcext:value-type="string">
            <text:p>Times you’ve seen it use Barb Barrag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60]&gt;=[.$J560];&quot;Done&quot;;[.$J560]-[.$D560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verqwil</text:p>
          </table:table-cell>
          <table:table-cell table:style-name="ce4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61]&gt;=[.$J561];&quot;Done&quot;;[.$J561]-[.$D561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verqwil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62]&gt;=[.$J562];&quot;Done&quot;;[.$J562]-[.$D562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verqwil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63]&gt;=[.$J563];&quot;Done&quot;;[.$J563]-[.$D563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ppin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64]&gt;=[.$J564];&quot;Done&quot;;[.$J564]-[.$D56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ppin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65]&gt;=[.$J565];&quot;Done&quot;;[.$J565]-[.$D56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ppiny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66]&gt;=[.$J566];&quot;Done&quot;;[.$J566]-[.$D56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ppiny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67]&gt;=[.$J567];&quot;Done&quot;;[.$J567]-[.$D56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ppin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68]&gt;=[.$J568];&quot;Done&quot;;[.$J568]-[.$D56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69]&gt;=[.$J569];&quot;Done&quot;;[.$J569]-[.$D56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570]&gt;=[.$J570];&quot;Done&quot;;[.$J570]-[.$D57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71]&gt;=[.$J571];&quot;Done&quot;;[.$J571]-[.$D57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72]&gt;=[.$J572];&quot;Done&quot;;[.$J572]-[.$D57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Times you’ve seen it use Soft-Boil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73]&gt;=[.$J573];&quot;Done&quot;;[.$J573]-[.$D57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574]&gt;=[.$J574];&quot;Done&quot;;[.$J574]-[.$D57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nsey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75]&gt;=[.$J575];&quot;Done&quot;;[.$J575]-[.$D57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76]&gt;=[.$J576];&quot;Done&quot;;[.$J576]-[.$D576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77]&gt;=[.$J577];&quot;Done&quot;;[.$J577]-[.$D57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78]&gt;=[.$J578];&quot;Done&quot;;[.$J578]-[.$D57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Times you’ve seen it use Draining Kis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79]&gt;=[.$J579];&quot;Done&quot;;[.$J579]-[.$D579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80]&gt;=[.$J580];&quot;Done&quot;;[.$J580]-[.$D58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81]&gt;=[.$J581];&quot;Done&quot;;[.$J581]-[.$D58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582]&gt;=[.$J582];&quot;Done&quot;;[.$J582]-[.$D582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issey</text:p>
          </table:table-cell>
          <table:table-cell table:style-name="ce5" office:value-type="string" calcext:value-type="string">
            <text:p>Investigated what would make Blissey help a human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583]&gt;=[.$J583];&quot;Done&quot;;[.$J583]-[.$D58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84]&gt;=[.$J584];&quot;Done&quot;;[.$J584]-[.$D584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585]&gt;=[.$J585];&quot;Done&quot;;[.$J585]-[.$D585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586]&gt;=[.$J586];&quot;Done&quot;;[.$J586]-[.$D586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87]&gt;=[.$J587];&quot;Done&quot;;[.$J587]-[.$D58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Times you’ve seen it use Absorb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88]&gt;=[.$J588];&quot;Done&quot;;[.$J588]-[.$D58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589]&gt;=[.$J589];&quot;Done&quot;;[.$J589]-[.$D58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udew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90]&gt;=[.$J590];&quot;Done&quot;;[.$J590]-[.$D59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91]&gt;=[.$J591];&quot;Done&quot;;[.$J591]-[.$D591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92]&gt;=[.$J592];&quot;Done&quot;;[.$J592]-[.$D59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593]&gt;=[.$J593];&quot;Done&quot;;[.$J593]-[.$D593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94]&gt;=[.$J594];&quot;Done&quot;;[.$J594]-[.$D59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Times you’ve seen it use Poison Powd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595]&gt;=[.$J595];&quot;Done&quot;;[.$J595]-[.$D595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596]&gt;=[.$J596];&quot;Done&quot;;[.$J596]-[.$D59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selia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597]&gt;=[.$J597];&quot;Done&quot;;[.$J597]-[.$D59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98]&gt;=[.$J598];&quot;Done&quot;;[.$J598]-[.$D598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599]&gt;=[.$J599];&quot;Done&quot;;[.$J599]-[.$D599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Number you’ve defeated with Flying-type mov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00]&gt;=[.$J600];&quot;Done&quot;;[.$J600]-[.$D60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Times you’ve seen it use Energy Ball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01]&gt;=[.$J601];&quot;Done&quot;;[.$J601]-[.$D601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Times you’ve seen it use Petal Danc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02]&gt;=[.$J602];&quot;Done&quot;;[.$J602]-[.$D60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03]&gt;=[.$J603];&quot;Done&quot;;[.$J603]-[.$D603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04]&gt;=[.$J604];&quot;Done&quot;;[.$J604]-[.$D60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serade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605]&gt;=[.$J605];&quot;Done&quot;;[.$J605]-[.$D60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06]&gt;=[.$J606];&quot;Done&quot;;[.$J606]-[.$D606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07]&gt;=[.$J607];&quot;Done&quot;;[.$J607]-[.$D60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08]&gt;=[.$J608];&quot;Done&quot;;[.$J608]-[.$D608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09]&gt;=[.$J609];&quot;Done&quot;;[.$J609]-[.$D609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10]&gt;=[.$J610];&quot;Done&quot;;[.$J610]-[.$D610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Times you’ve seen it use Acid Spray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11]&gt;=[.$J611];&quot;Done&quot;;[.$J611]-[.$D61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12]&gt;=[.$J612];&quot;Done&quot;;[.$J612]-[.$D612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nivin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13]&gt;=[.$J613];&quot;Done&quot;;[.$J613]-[.$D61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4" calcext:value-type="float">
            <text:p>3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14]&gt;=[.$J614];&quot;Done&quot;;[.$J614]-[.$D61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15]&gt;=[.$J615];&quot;Done&quot;;[.$J615]-[.$D61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5" calcext:value-type="float">
            <text:p>2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16]&gt;=[.$J616];&quot;Done&quot;;[.$J616]-[.$D61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17]&gt;=[.$J617];&quot;Done&quot;;[.$J617]-[.$D617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Times you’ve seen it use Poison Powd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18]&gt;=[.$J618];&quot;Done&quot;;[.$J618]-[.$D61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19]&gt;=[.$J619];&quot;Done&quot;;[.$J619]-[.$D6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etilil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20]&gt;=[.$J620];&quot;Done&quot;;[.$J620]-[.$D62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lligant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21]&gt;=[.$J621];&quot;Done&quot;;[.$J621]-[.$D62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lligant</text:p>
          </table:table-cell>
          <table:table-cell table:style-name="ce5" office:value-type="string" calcext:value-type="string">
            <text:p>Times you’ve seen it use Petal Danc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22]&gt;=[.$J622];&quot;Done&quot;;[.$J622]-[.$D62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lligant</text:p>
          </table:table-cell>
          <table:table-cell table:style-name="ce5" office:value-type="string" calcext:value-type="string">
            <text:p>Times you’ve seen it use Victory Danc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23]&gt;=[.$J623];&quot;Done&quot;;[.$J623]-[.$D623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lligant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24]&gt;=[.$J624];&quot;Done&quot;;[.$J624]-[.$D624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7" calcext:value-type="float">
            <text:p>2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25]&gt;=[.$J625];&quot;Done&quot;;[.$J625]-[.$D62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26]&gt;=[.$J626];&quot;Done&quot;;[.$J626]-[.$D62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27]&gt;=[.$J627];&quot;Done&quot;;[.$J627]-[.$D62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28]&gt;=[.$J628];&quot;Done&quot;;[.$J628]-[.$D62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29]&gt;=[.$J629];&quot;Done&quot;;[.$J629]-[.$D62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30]&gt;=[.$J630];&quot;Done&quot;;[.$J630]-[.$D63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angel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31]&gt;=[.$J631];&quot;Done&quot;;[.$J631]-[.$D631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32]&gt;=[.$J632];&quot;Done&quot;;[.$J632]-[.$D632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33]&gt;=[.$J633];&quot;Done&quot;;[.$J633]-[.$D63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34]&gt;=[.$J634];&quot;Done&quot;;[.$J634]-[.$D63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Number you’ve defeated with Poison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35]&gt;=[.$J635];&quot;Done&quot;;[.$J635]-[.$D63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Times you’ve seen it use Double Hi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36]&gt;=[.$J636];&quot;Done&quot;;[.$J636]-[.$D63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Times you’ve seen it use Energy Bal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37]&gt;=[.$J637];&quot;Done&quot;;[.$J637]-[.$D637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38]&gt;=[.$J638];&quot;Done&quot;;[.$J638]-[.$D63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39]&gt;=[.$J639];&quot;Done&quot;;[.$J639]-[.$D63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growth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640]&gt;=[.$J640];&quot;Done&quot;;[.$J640]-[.$D64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41]&gt;=[.$J641];&quot;Done&quot;;[.$J641]-[.$D64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42]&gt;=[.$J642];&quot;Done&quot;;[.$J642]-[.$D642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43]&gt;=[.$J643];&quot;Done&quot;;[.$J643]-[.$D643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44]&gt;=[.$J644];&quot;Done&quot;;[.$J644]-[.$D64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Times you’ve seen it use Mud-Slap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45]&gt;=[.$J645];&quot;Done&quot;;[.$J645]-[.$D645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46]&gt;=[.$J646];&quot;Done&quot;;[.$J646]-[.$D646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47]&gt;=[.$J647];&quot;Done&quot;;[.$J647]-[.$D647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rboach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48]&gt;=[.$J648];&quot;Done&quot;;[.$J648]-[.$D64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49]&gt;=[.$J649];&quot;Done&quot;;[.$J649]-[.$D64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50]&gt;=[.$J650];&quot;Done&quot;;[.$J650]-[.$D650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51]&gt;=[.$J651];&quot;Done&quot;;[.$J651]-[.$D651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52]&gt;=[.$J652];&quot;Done&quot;;[.$J652]-[.$D652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53]&gt;=[.$J653];&quot;Done&quot;;[.$J653]-[.$D65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54]&gt;=[.$J654];&quot;Done&quot;;[.$J654]-[.$D65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hiscash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55]&gt;=[.$J655];&quot;Done&quot;;[.$J655]-[.$D655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4" calcext:value-type="float">
            <text:p>2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56]&gt;=[.$J656];&quot;Done&quot;;[.$J656]-[.$D65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57]&gt;=[.$J657];&quot;Done&quot;;[.$J657]-[.$D657])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58]&gt;=[.$J658];&quot;Done&quot;;[.$J658]-[.$D658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59]&gt;=[.$J659];&quot;Done&quot;;[.$J659]-[.$D65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60]&gt;=[.$J660];&quot;Done&quot;;[.$J660]-[.$D66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661]&gt;=[.$J661];&quot;Done&quot;;[.$J661]-[.$D66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62]&gt;=[.$J662];&quot;Done&quot;;[.$J662]-[.$D662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roagunk</text:p>
          </table:table-cell>
          <table:table-cell table:style-name="ce4" office:value-type="string" calcext:value-type="string">
            <text:p>Investigated Croagunk poison’s medicinal properti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663]&gt;=[.$J663];&quot;Done&quot;;[.$J663]-[.$D66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64]&gt;=[.$J664];&quot;Done&quot;;[.$J664]-[.$D664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665]&gt;=[.$J665];&quot;Done&quot;;[.$J665]-[.$D66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66]&gt;=[.$J666];&quot;Done&quot;;[.$J666]-[.$D666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67]&gt;=[.$J667];&quot;Done&quot;;[.$J667]-[.$D66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Times you’ve seen it use Venoshock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68]&gt;=[.$J668];&quot;Done&quot;;[.$J668]-[.$D668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Times you’ve seen it use Nasty Plo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69]&gt;=[.$J669];&quot;Done&quot;;[.$J669]-[.$D66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70]&gt;=[.$J670];&quot;Done&quot;;[.$J670]-[.$D670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71]&gt;=[.$J671];&quot;Done&quot;;[.$J671]-[.$D67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xicroak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672]&gt;=[.$J672];&quot;Done&quot;;[.$J672]-[.$D67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2" calcext:value-type="float">
            <text:p>4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73]&gt;=[.$J673];&quot;Done&quot;;[.$J673]-[.$D67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74]&gt;=[.$J674];&quot;Done&quot;;[.$J674]-[.$D674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2" calcext:value-type="float">
            <text:p>3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675]&gt;=[.$J675];&quot;Done&quot;;[.$J675]-[.$D67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76]&gt;=[.$J676];&quot;Done&quot;;[.$J676]-[.$D676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Times you’ve seen it use Hypnosi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77]&gt;=[.$J677];&quot;Done&quot;;[.$J677]-[.$D67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78]&gt;=[.$J678];&quot;Done&quot;;[.$J678]-[.$D67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lts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79]&gt;=[.$J679];&quot;Done&quot;;[.$J679]-[.$D67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80]&gt;=[.$J680];&quot;Done&quot;;[.$J680]-[.$D680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81]&gt;=[.$J681];&quot;Done&quot;;[.$J681]-[.$D681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82]&gt;=[.$J682];&quot;Done&quot;;[.$J682]-[.$D682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683]&gt;=[.$J683];&quot;Done&quot;;[.$J683]-[.$D683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Times you’ve seen it use Draining Kis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84]&gt;=[.$J684];&quot;Done&quot;;[.$J684]-[.$D68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85]&gt;=[.$J685];&quot;Done&quot;;[.$J685]-[.$D68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irlia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86]&gt;=[.$J686];&quot;Done&quot;;[.$J686]-[.$D68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87]&gt;=[.$J687];&quot;Done&quot;;[.$J687]-[.$D68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88]&gt;=[.$J688];&quot;Done&quot;;[.$J688]-[.$D68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89]&gt;=[.$J689];&quot;Done&quot;;[.$J689]-[.$D68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Number you’ve defeated with Steel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90]&gt;=[.$J690];&quot;Done&quot;;[.$J690]-[.$D69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Times you’ve seen it use Dazzling Gleam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91]&gt;=[.$J691];&quot;Done&quot;;[.$J691]-[.$D69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Times you’ve seen it use Psychic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92]&gt;=[.$J692];&quot;Done&quot;;[.$J692]-[.$D69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devoir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93]&gt;=[.$J693];&quot;Done&quot;;[.$J693]-[.$D693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694]&gt;=[.$J694];&quot;Done&quot;;[.$J694]-[.$D694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695]&gt;=[.$J695];&quot;Done&quot;;[.$J695]-[.$D695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96]&gt;=[.$J696];&quot;Done&quot;;[.$J696]-[.$D696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697]&gt;=[.$J697];&quot;Done&quot;;[.$J697]-[.$D69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Times you’ve seen it use Swords Danc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698]&gt;=[.$J698];&quot;Done&quot;;[.$J698]-[.$D69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Times you’ve seen it use Close Comba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699]&gt;=[.$J699];&quot;Done&quot;;[.$J699]-[.$D699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700]&gt;=[.$J700];&quot;Done&quot;;[.$J700]-[.$D700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llad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01]&gt;=[.$J701];&quot;Done&quot;;[.$J701]-[.$D70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02]&gt;=[.$J702];&quot;Done&quot;;[.$J702]-[.$D702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03]&gt;=[.$J703];&quot;Done&quot;;[.$J703]-[.$D70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caught in the evening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04]&gt;=[.$J704];&quot;Done&quot;;[.$J704]-[.$D704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05]&gt;=[.$J705];&quot;Done&quot;;[.$J705]-[.$D705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06]&gt;=[.$J706];&quot;Done&quot;;[.$J706]-[.$D706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07]&gt;=[.$J707];&quot;Done&quot;;[.$J707]-[.$D707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Yanm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708]&gt;=[.$J708];&quot;Done&quot;;[.$J708]-[.$D70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09]&gt;=[.$J709];&quot;Done&quot;;[.$J709]-[.$D70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10]&gt;=[.$J710];&quot;Done&quot;;[.$J710]-[.$D71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11]&gt;=[.$J711];&quot;Done&quot;;[.$J711]-[.$D711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12]&gt;=[.$J712];&quot;Done&quot;;[.$J712]-[.$D712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13]&gt;=[.$J713];&quot;Done&quot;;[.$J713]-[.$D713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14]&gt;=[.$J714];&quot;Done&quot;;[.$J714]-[.$D714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Times you’ve seen it use Bug Buzz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15]&gt;=[.$J715];&quot;Done&quot;;[.$J715]-[.$D715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anmega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16]&gt;=[.$J716];&quot;Done&quot;;[.$J716]-[.$D71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17]&gt;=[.$J717];&quot;Done&quot;;[.$J717]-[.$D717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18]&gt;=[.$J718];&quot;Done&quot;;[.$J718]-[.$D718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19]&gt;=[.$J719];&quot;Done&quot;;[.$J719]-[.$D719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20]&gt;=[.$J720];&quot;Done&quot;;[.$J720]-[.$D72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21]&gt;=[.$J721];&quot;Done&quot;;[.$J721]-[.$D72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722]&gt;=[.$J722];&quot;Done&quot;;[.$J722]-[.$D722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23]&gt;=[.$J723];&quot;Done&quot;;[.$J723]-[.$D72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ippopotas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724]&gt;=[.$J724];&quot;Done&quot;;[.$J724]-[.$D72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25]&gt;=[.$J725];&quot;Done&quot;;[.$J725]-[.$D725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26]&gt;=[.$J726];&quot;Done&quot;;[.$J726]-[.$D72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27]&gt;=[.$J727];&quot;Done&quot;;[.$J727]-[.$D727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Number you’ve defeated with Ic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28]&gt;=[.$J728];&quot;Done&quot;;[.$J728]-[.$D72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29]&gt;=[.$J729];&quot;Done&quot;;[.$J729]-[.$D729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30]&gt;=[.$J730];&quot;Done&quot;;[.$J730]-[.$D73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31]&gt;=[.$J731];&quot;Done&quot;;[.$J731]-[.$D73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ppowdon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32]&gt;=[.$J732];&quot;Done&quot;;[.$J732]-[.$D73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33]&gt;=[.$J733];&quot;Done&quot;;[.$J733]-[.$D73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734]&gt;=[.$J734];&quot;Done&quot;;[.$J734]-[.$D73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35]&gt;=[.$J735];&quot;Done&quot;;[.$J735]-[.$D735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Times you’ve seen it use Spar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36]&gt;=[.$J736];&quot;Done&quot;;[.$J736]-[.$D73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37]&gt;=[.$J737];&quot;Done&quot;;[.$J737]-[.$D73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Number you’ve seen leap out of tre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38]&gt;=[.$J738];&quot;Done&quot;;[.$J738]-[.$D738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39]&gt;=[.$J739];&quot;Done&quot;;[.$J739]-[.$D73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achirisu</text:p>
          </table:table-cell>
          <table:table-cell table:style-name="ce4" office:value-type="string" calcext:value-type="string">
            <text:p>Investigated strategies for battling with Pachirisu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740]&gt;=[.$J740];&quot;Done&quot;;[.$J740]-[.$D7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41]&gt;=[.$J741];&quot;Done&quot;;[.$J741]-[.$D741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42]&gt;=[.$J742];&quot;Done&quot;;[.$J742]-[.$D742])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43]&gt;=[.$J743];&quot;Done&quot;;[.$J743]-[.$D74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Times you’ve seen it use Poison Ga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44]&gt;=[.$J744];&quot;Done&quot;;[.$J744]-[.$D74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Times you’ve seen it use Acid Spray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45]&gt;=[.$J745];&quot;Done&quot;;[.$J745]-[.$D745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46]&gt;=[.$J746];&quot;Done&quot;;[.$J746]-[.$D74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unk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747]&gt;=[.$J747];&quot;Done&quot;;[.$J747]-[.$D74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48]&gt;=[.$J748];&quot;Done&quot;;[.$J748]-[.$D748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749]&gt;=[.$J749];&quot;Done&quot;;[.$J749]-[.$D749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50]&gt;=[.$J750];&quot;Done&quot;;[.$J750]-[.$D750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51]&gt;=[.$J751];&quot;Done&quot;;[.$J751]-[.$D75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Times you’ve seen it use Venosho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52]&gt;=[.$J752];&quot;Done&quot;;[.$J752]-[.$D75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53]&gt;=[.$J753];&quot;Done&quot;;[.$J753]-[.$D753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54]&gt;=[.$J754];&quot;Done&quot;;[.$J754]-[.$D75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kuntank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55]&gt;=[.$J755];&quot;Done&quot;;[.$J755]-[.$D75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56]&gt;=[.$J756];&quot;Done&quot;;[.$J756]-[.$D756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57]&gt;=[.$J757];&quot;Done&quot;;[.$J757]-[.$D75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58]&gt;=[.$J758];&quot;Done&quot;;[.$J758]-[.$D758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59]&gt;=[.$J759];&quot;Done&quot;;[.$J759]-[.$D75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Times you’ve seen it use Baby-Doll Ey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60]&gt;=[.$J760];&quot;Done&quot;;[.$J760]-[.$D76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61]&gt;=[.$J761];&quot;Done&quot;;[.$J761]-[.$D76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ddiursa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62]&gt;=[.$J762];&quot;Done&quot;;[.$J762]-[.$D76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63]&gt;=[.$J763];&quot;Done&quot;;[.$J763]-[.$D76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9" calcext:value-type="float">
            <text:p>1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64]&gt;=[.$J764];&quot;Done&quot;;[.$J764]-[.$D76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65]&gt;=[.$J765];&quot;Done&quot;;[.$J765]-[.$D765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Times you’ve seen it use Bulldoz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66]&gt;=[.$J766];&quot;Done&quot;;[.$J766]-[.$D766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67]&gt;=[.$J767];&quot;Done&quot;;[.$J767]-[.$D767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68]&gt;=[.$J768];&quot;Done&quot;;[.$J768]-[.$D76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769]&gt;=[.$J769];&quot;Done&quot;;[.$J769]-[.$D76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rsaring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70]&gt;=[.$J770];&quot;Done&quot;;[.$J770]-[.$D77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salun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71]&gt;=[.$J771];&quot;Done&quot;;[.$J771]-[.$D77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saluna</text:p>
          </table:table-cell>
          <table:table-cell table:style-name="ce5" office:value-type="string" calcext:value-type="string">
            <text:p>Times you’ve seen it use Headlong Rush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72]&gt;=[.$J772];&quot;Done&quot;;[.$J772]-[.$D772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saluna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73]&gt;=[.$J773];&quot;Done&quot;;[.$J773]-[.$D773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saluna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74]&gt;=[.$J774];&quot;Done&quot;;[.$J774]-[.$D774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saluna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75]&gt;=[.$J775];&quot;Done&quot;;[.$J775]-[.$D775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76]&gt;=[.$J776];&quot;Done&quot;;[.$J776]-[.$D77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777]&gt;=[.$J777];&quot;Done&quot;;[.$J777]-[.$D77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78]&gt;=[.$J778];&quot;Done&quot;;[.$J778]-[.$D778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Times you’ve seen it use Acid Spray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79]&gt;=[.$J779];&quot;Done&quot;;[.$J779]-[.$D77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Times you’ve seen it use Acid Armo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80]&gt;=[.$J780];&quot;Done&quot;;[.$J780]-[.$D780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781]&gt;=[.$J781];&quot;Done&quot;;[.$J781]-[.$D78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my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82]&gt;=[.$J782];&quot;Done&quot;;[.$J782]-[.$D78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83]&gt;=[.$J783];&quot;Done&quot;;[.$J783]-[.$D78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84]&gt;=[.$J784];&quot;Done&quot;;[.$J784]-[.$D784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85]&gt;=[.$J785];&quot;Done&quot;;[.$J785]-[.$D785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86]&gt;=[.$J786];&quot;Done&quot;;[.$J786]-[.$D78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Times you’ve seen it use Iron Hea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87]&gt;=[.$J787];&quot;Done&quot;;[.$J787]-[.$D78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iggoo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88]&gt;=[.$J788];&quot;Done&quot;;[.$J788]-[.$D78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89]&gt;=[.$J789];&quot;Done&quot;;[.$J789]-[.$D78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90]&gt;=[.$J790];&quot;Done&quot;;[.$J790]-[.$D79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791]&gt;=[.$J791];&quot;Done&quot;;[.$J791]-[.$D79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792]&gt;=[.$J792];&quot;Done&quot;;[.$J792]-[.$D79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Times you’ve seen it use Dragon Puls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793]&gt;=[.$J793];&quot;Done&quot;;[.$J793]-[.$D793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Times you’ve seen it use Shelter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794]&gt;=[.$J794];&quot;Done&quot;;[.$J794]-[.$D794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oodra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795]&gt;=[.$J795];&quot;Done&quot;;[.$J795]-[.$D795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96]&gt;=[.$J796];&quot;Done&quot;;[.$J796]-[.$D796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797]&gt;=[.$J797];&quot;Done&quot;;[.$J797]-[.$D79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798]&gt;=[.$J798];&quot;Done&quot;;[.$J798]-[.$D798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799]&gt;=[.$J799];&quot;Done&quot;;[.$J799]-[.$D79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Times you’ve seen it use Rock Slid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00]&gt;=[.$J800];&quot;Done&quot;;[.$J800]-[.$D800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Times you’ve seen it use Stealth Rock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01]&gt;=[.$J801];&quot;Done&quot;;[.$J801]-[.$D801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nix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02]&gt;=[.$J802];&quot;Done&quot;;[.$J802]-[.$D802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03]&gt;=[.$J803];&quot;Done&quot;;[.$J803]-[.$D803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04]&gt;=[.$J804];&quot;Done&quot;;[.$J804]-[.$D80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05]&gt;=[.$J805];&quot;Done&quot;;[.$J805]-[.$D805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06]&gt;=[.$J806];&quot;Done&quot;;[.$J806]-[.$D80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Times you’ve seen it use Stealth Rock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07]&gt;=[.$J807];&quot;Done&quot;;[.$J807]-[.$D807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Times you’ve seen it use Iron Tail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08]&gt;=[.$J808];&quot;Done&quot;;[.$J808]-[.$D808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09]&gt;=[.$J809];&quot;Done&quot;;[.$J809]-[.$D809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teelix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10]&gt;=[.$J810];&quot;Done&quot;;[.$J810]-[.$D81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11]&gt;=[.$J811];&quot;Done&quot;;[.$J811]-[.$D81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12]&gt;=[.$J812];&quot;Done&quot;;[.$J812]-[.$D812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13]&gt;=[.$J813];&quot;Done&quot;;[.$J813]-[.$D813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14]&gt;=[.$J814];&quot;Done&quot;;[.$J814]-[.$D81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Times you’ve seen it use Stealth Ro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15]&gt;=[.$J815];&quot;Done&quot;;[.$J815]-[.$D81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16]&gt;=[.$J816];&quot;Done&quot;;[.$J816]-[.$D81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17]&gt;=[.$J817];&quot;Done&quot;;[.$J817]-[.$D81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horn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18]&gt;=[.$J818];&quot;Done&quot;;[.$J818]-[.$D81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19]&gt;=[.$J819];&quot;Done&quot;;[.$J819]-[.$D8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20]&gt;=[.$J820];&quot;Done&quot;;[.$J820]-[.$D820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821]&gt;=[.$J821];&quot;Done&quot;;[.$J821]-[.$D821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Times you’ve seen it use Rock Slid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22]&gt;=[.$J822];&quot;Done&quot;;[.$J822]-[.$D822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23]&gt;=[.$J823];&quot;Done&quot;;[.$J823]-[.$D823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24]&gt;=[.$J824];&quot;Done&quot;;[.$J824]-[.$D82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hydon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25]&gt;=[.$J825];&quot;Done&quot;;[.$J825]-[.$D82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26]&gt;=[.$J826];&quot;Done&quot;;[.$J826]-[.$D826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27]&gt;=[.$J827];&quot;Done&quot;;[.$J827]-[.$D82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28]&gt;=[.$J828];&quot;Done&quot;;[.$J828]-[.$D82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Number you’ve defeated with Ice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29]&gt;=[.$J829];&quot;Done&quot;;[.$J829]-[.$D82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Times you’ve seen it use Rock Slid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30]&gt;=[.$J830];&quot;Done&quot;;[.$J830]-[.$D83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31]&gt;=[.$J831];&quot;Done&quot;;[.$J831]-[.$D831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32]&gt;=[.$J832];&quot;Done&quot;;[.$J832]-[.$D832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33]&gt;=[.$J833];&quot;Done&quot;;[.$J833]-[.$D83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hyperior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34]&gt;=[.$J834];&quot;Done&quot;;[.$J834]-[.$D83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35]&gt;=[.$J835];&quot;Done&quot;;[.$J835]-[.$D835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36]&gt;=[.$J836];&quot;Done&quot;;[.$J836]-[.$D83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Times you’ve seen it use Mimic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37]&gt;=[.$J837];&quot;Done&quot;;[.$J837]-[.$D83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38]&gt;=[.$J838];&quot;Done&quot;;[.$J838]-[.$D83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39]&gt;=[.$J839];&quot;Done&quot;;[.$J839]-[.$D839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onsly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40]&gt;=[.$J840];&quot;Done&quot;;[.$J840]-[.$D8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41]&gt;=[.$J841];&quot;Done&quot;;[.$J841]-[.$D84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842]&gt;=[.$J842];&quot;Done&quot;;[.$J842]-[.$D842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43]&gt;=[.$J843];&quot;Done&quot;;[.$J843]-[.$D843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44]&gt;=[.$J844];&quot;Done&quot;;[.$J844]-[.$D84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Times you’ve seen it use Mimic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45]&gt;=[.$J845];&quot;Done&quot;;[.$J845]-[.$D84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46]&gt;=[.$J846];&quot;Done&quot;;[.$J846]-[.$D84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847]&gt;=[.$J847];&quot;Done&quot;;[.$J847]-[.$D84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owoodo</text:p>
          </table:table-cell>
          <table:table-cell table:style-name="ce5" office:value-type="string" calcext:value-type="string">
            <text:p>Investigated the causes behind a listless Sudowoodo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848]&gt;=[.$J848];&quot;Done&quot;;[.$J848]-[.$D84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49]&gt;=[.$J849];&quot;Done&quot;;[.$J849]-[.$D84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50]&gt;=[.$J850];&quot;Done&quot;;[.$J850]-[.$D85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51]&gt;=[.$J851];&quot;Done&quot;;[.$J851]-[.$D85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52]&gt;=[.$J852];&quot;Done&quot;;[.$J852]-[.$D852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Times you’ve seen it use Rollou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53]&gt;=[.$J853];&quot;Done&quot;;[.$J853]-[.$D85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style-name="ce14" table:formula="of:=IF([.$D854]&gt;=[.$J854];&quot;Done&quot;;[.$J854]-[.$D854])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ickitung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55]&gt;=[.$J855];&quot;Done&quot;;[.$J855]-[.$D85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56]&gt;=[.$J856];&quot;Done&quot;;[.$J856]-[.$D856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57]&gt;=[.$J857];&quot;Done&quot;;[.$J857]-[.$D85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58]&gt;=[.$J858];&quot;Done&quot;;[.$J858]-[.$D85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Number you’ve defeated with Fighting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59]&gt;=[.$J859];&quot;Done&quot;;[.$J859]-[.$D85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Times you’ve seen it use Zen Headbut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60]&gt;=[.$J860];&quot;Done&quot;;[.$J860]-[.$D860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Times you’ve seen it use Giga Impac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61]&gt;=[.$J861];&quot;Done&quot;;[.$J861]-[.$D861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62]&gt;=[.$J862];&quot;Done&quot;;[.$J862]-[.$D86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ckilicky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63]&gt;=[.$J863];&quot;Done&quot;;[.$J863]-[.$D86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3" calcext:value-type="float">
            <text:p>2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64]&gt;=[.$J864];&quot;Done&quot;;[.$J864]-[.$D86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865]&gt;=[.$J865];&quot;Done&quot;;[.$J865]-[.$D86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66]&gt;=[.$J866];&quot;Done&quot;;[.$J866]-[.$D86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67]&gt;=[.$J867];&quot;Done&quot;;[.$J867]-[.$D8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Times you’ve seen it use Draining Kis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68]&gt;=[.$J868];&quot;Done&quot;;[.$J868]-[.$D868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69]&gt;=[.$J869];&quot;Done&quot;;[.$J869]-[.$D86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pi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70]&gt;=[.$J870];&quot;Done&quot;;[.$J870]-[.$D87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871]&gt;=[.$J871];&quot;Done&quot;;[.$J871]-[.$D87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Number you’ve caught while they were in the air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72]&gt;=[.$J872];&quot;Done&quot;;[.$J872]-[.$D872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Number defeat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73]&gt;=[.$J873];&quot;Done&quot;;[.$J873]-[.$D87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Times you’ve seen it use Fairy Win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74]&gt;=[.$J874];&quot;Done&quot;;[.$J874]-[.$D87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75]&gt;=[.$J875];&quot;Done&quot;;[.$J875]-[.$D875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76]&gt;=[.$J876];&quot;Done&quot;;[.$J876]-[.$D87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etic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77]&gt;=[.$J877];&quot;Done&quot;;[.$J877]-[.$D877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78]&gt;=[.$J878];&quot;Done&quot;;[.$J878]-[.$D87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79]&gt;=[.$J879];&quot;Done&quot;;[.$J879]-[.$D879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Number you’ve caught while they were in the air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80]&gt;=[.$J880];&quot;Done&quot;;[.$J880]-[.$D88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Number defeat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81]&gt;=[.$J881];&quot;Done&quot;;[.$J881]-[.$D88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82]&gt;=[.$J882];&quot;Done&quot;;[.$J882]-[.$D882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83]&gt;=[.$J883];&quot;Done&quot;;[.$J883]-[.$D88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Times you’ve seen it use Moonblas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84]&gt;=[.$J884];&quot;Done&quot;;[.$J884]-[.$D884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gekis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885]&gt;=[.$J885];&quot;Done&quot;;[.$J885]-[.$D885])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twig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886]&gt;=[.$J886];&quot;Done&quot;;[.$J886]-[.$D88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twig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87]&gt;=[.$J887];&quot;Done&quot;;[.$J887]-[.$D887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twig</text:p>
          </table:table-cell>
          <table:table-cell table:style-name="ce5" office:value-type="string" calcext:value-type="string">
            <text:p>Times you’ve seen it use Leafage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88]&gt;=[.$J888];&quot;Done&quot;;[.$J888]-[.$D888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twig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89]&gt;=[.$J889];&quot;Done&quot;;[.$J889]-[.$D88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twig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890]&gt;=[.$J890];&quot;Done&quot;;[.$J890]-[.$D89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otl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91]&gt;=[.$J891];&quot;Done&quot;;[.$J891]-[.$D891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otle</text:p>
          </table:table-cell>
          <table:table-cell table:style-name="ce4" office:value-type="string" calcext:value-type="string">
            <text:p>Times you’ve seen it use Bite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892]&gt;=[.$J892];&quot;Done&quot;;[.$J892]-[.$D892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otle</text:p>
          </table:table-cell>
          <table:table-cell table:style-name="ce4" office:value-type="string" calcext:value-type="string">
            <text:p>Times you’ve seen it use Leaf Blad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93]&gt;=[.$J893];&quot;Done&quot;;[.$J893]-[.$D893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otle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94]&gt;=[.$J894];&quot;Done&quot;;[.$J894]-[.$D89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rotle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95]&gt;=[.$J895];&quot;Done&quot;;[.$J895]-[.$D89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96]&gt;=[.$J896];&quot;Done&quot;;[.$J896]-[.$D89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897]&gt;=[.$J897];&quot;Done&quot;;[.$J897]-[.$D89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Number you’ve defeated with Ice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898]&gt;=[.$J898];&quot;Done&quot;;[.$J898]-[.$D89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Times you’ve seen it use Wood Hammer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899]&gt;=[.$J899];&quot;Done&quot;;[.$J899]-[.$D899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Times you’ve seen it use Headlong Rush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00]&gt;=[.$J900];&quot;Done&quot;;[.$J900]-[.$D900])"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01]&gt;=[.$J901];&quot;Done&quot;;[.$J901]-[.$D901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rterra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02]&gt;=[.$J902];&quot;Done&quot;;[.$J902]-[.$D90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03]&gt;=[.$J903];&quot;Done&quot;;[.$J903]-[.$D90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04]&gt;=[.$J904];&quot;Done&quot;;[.$J904]-[.$D90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</text:p>
          </table:table-cell>
          <table:table-cell table:style-name="ce4" office:value-type="string" calcext:value-type="string">
            <text:p>Times you’ve seen it use Tackl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05]&gt;=[.$J905];&quot;Done&quot;;[.$J905]-[.$D905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</text:p>
          </table:table-cell>
          <table:table-cell table:style-name="ce4" office:value-type="string" calcext:value-type="string">
            <text:p>Times you’ve seen it use Tri Atta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06]&gt;=[.$J906];&quot;Done&quot;;[.$J906]-[.$D90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07]&gt;=[.$J907];&quot;Done&quot;;[.$J907]-[.$D90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rygon2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08]&gt;=[.$J908];&quot;Done&quot;;[.$J908]-[.$D90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rygon2</text:p>
          </table:table-cell>
          <table:table-cell table:style-name="ce5" office:value-type="string" calcext:value-type="string">
            <text:p>Times you’ve seen it use Thunderbol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09]&gt;=[.$J909];&quot;Done&quot;;[.$J909]-[.$D90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rygon2</text:p>
          </table:table-cell>
          <table:table-cell table:style-name="ce5" office:value-type="string" calcext:value-type="string">
            <text:p>Times you’ve seen it use Recov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0]&gt;=[.$J910];&quot;Done&quot;;[.$J910]-[.$D91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rygon2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11]&gt;=[.$J911];&quot;Done&quot;;[.$J911]-[.$D91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12]&gt;=[.$J912];&quot;Done&quot;;[.$J912]-[.$D912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Times you’ve seen it use Thunderbol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3]&gt;=[.$J913];&quot;Done&quot;;[.$J913]-[.$D91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Times you’ve seen it use Recov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4]&gt;=[.$J914];&quot;Done&quot;;[.$J914]-[.$D914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Times you’ve seen it use Hyper Beam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15]&gt;=[.$J915];&quot;Done&quot;;[.$J915]-[.$D915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6]&gt;=[.$J916];&quot;Done&quot;;[.$J916]-[.$D916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orygon-Z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7]&gt;=[.$J917];&quot;Done&quot;;[.$J917]-[.$D917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9" calcext:value-type="float">
            <text:p>4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18]&gt;=[.$J918];&quot;Done&quot;;[.$J918]-[.$D91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19]&gt;=[.$J919];&quot;Done&quot;;[.$J919]-[.$D91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20]&gt;=[.$J920];&quot;Done&quot;;[.$J920]-[.$D920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21]&gt;=[.$J921];&quot;Done&quot;;[.$J921]-[.$D921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Times you’ve seen it use Astoni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22]&gt;=[.$J922];&quot;Done&quot;;[.$J922]-[.$D922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23]&gt;=[.$J923];&quot;Done&quot;;[.$J923]-[.$D92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stl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24]&gt;=[.$J924];&quot;Done&quot;;[.$J924]-[.$D92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6" calcext:value-type="float">
            <text:p>5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25]&gt;=[.$J925];&quot;Done&quot;;[.$J925]-[.$D92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45" calcext:value-type="float">
            <text:p>4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26]&gt;=[.$J926];&quot;Done&quot;;[.$J926]-[.$D92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27]&gt;=[.$J927];&quot;Done&quot;;[.$J927]-[.$D927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Number you’ve defeated with Dark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28]&gt;=[.$J928];&quot;Done&quot;;[.$J928]-[.$D928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Times you’ve seen it use Venoshock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29]&gt;=[.$J929];&quot;Done&quot;;[.$J929]-[.$D92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930]&gt;=[.$J930];&quot;Done&quot;;[.$J930]-[.$D930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aunte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31]&gt;=[.$J931];&quot;Done&quot;;[.$J931]-[.$D93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nga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32]&gt;=[.$J932];&quot;Done&quot;;[.$J932]-[.$D93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ngar</text:p>
          </table:table-cell>
          <table:table-cell table:style-name="ce5" office:value-type="string" calcext:value-type="string">
            <text:p>Times you’ve seen it use Hypnosi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33]&gt;=[.$J933];&quot;Done&quot;;[.$J933]-[.$D933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ngar</text:p>
          </table:table-cell>
          <table:table-cell table:style-name="ce5" office:value-type="string" calcext:value-type="string">
            <text:p>Times you’ve seen it use Shadow Ball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934]&gt;=[.$J934];&quot;Done&quot;;[.$J934]-[.$D934])" office:value-type="float" office:value="66" calcext:value-type="float">
            <text:p>6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ngar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935]&gt;=[.$J935];&quot;Done&quot;;[.$J935]-[.$D935])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iritomb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936]&gt;=[.$J936];&quot;Done&quot;;[.$J936]-[.$D93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iritomb</text:p>
          </table:table-cell>
          <table:table-cell table:style-name="ce4" office:value-type="string" calcext:value-type="string">
            <text:p>Times you’ve seen it use Hex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37]&gt;=[.$J937];&quot;Done&quot;;[.$J937]-[.$D937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iritomb</text:p>
          </table:table-cell>
          <table:table-cell table:style-name="ce4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38]&gt;=[.$J938];&quot;Done&quot;;[.$J938]-[.$D93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iritomb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939]&gt;=[.$J939];&quot;Done&quot;;[.$J939]-[.$D939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40]&gt;=[.$J940];&quot;Done&quot;;[.$J940]-[.$D940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41]&gt;=[.$J941];&quot;Done&quot;;[.$J941]-[.$D941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42]&gt;=[.$J942];&quot;Done&quot;;[.$J942]-[.$D942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43]&gt;=[.$J943];&quot;Done&quot;;[.$J943]-[.$D943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Times you’ve seen it use Roos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44]&gt;=[.$J944];&quot;Done&quot;;[.$J944]-[.$D944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945]&gt;=[.$J945];&quot;Done&quot;;[.$J945]-[.$D94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rkrow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946]&gt;=[.$J946];&quot;Done&quot;;[.$J946]-[.$D94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47]&gt;=[.$J947];&quot;Done&quot;;[.$J947]-[.$D947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48]&gt;=[.$J948];&quot;Done&quot;;[.$J948]-[.$D94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Number you’ve caught while they were in the ai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49]&gt;=[.$J949];&quot;Done&quot;;[.$J949]-[.$D94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50]&gt;=[.$J950];&quot;Done&quot;;[.$J950]-[.$D95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Number you’ve defeated with Fairy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51]&gt;=[.$J951];&quot;Done&quot;;[.$J951]-[.$D95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Times you’ve seen it use Snarl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52]&gt;=[.$J952];&quot;Done&quot;;[.$J952]-[.$D952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53]&gt;=[.$J953];&quot;Done&quot;;[.$J953]-[.$D953])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54]&gt;=[.$J954];&quot;Done&quot;;[.$J954]-[.$D954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nown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7"/>
          <table:table-cell table:style-name="ce8" office:value-type="float" office:value="28" calcext:value-type="float">
            <text:p>2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8" calcext:value-type="float">
            <text:p>28</text:p>
          </table:table-cell>
          <table:table-cell/>
          <table:table-cell table:style-name="ce14" table:formula="of:=IF([.$D955]&gt;=[.$J955];&quot;Done&quot;;[.$J955]-[.$D95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5" calcext:value-type="float">
            <text:p>3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56]&gt;=[.$J956];&quot;Done&quot;;[.$J956]-[.$D95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57]&gt;=[.$J957];&quot;Done&quot;;[.$J957]-[.$D95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58]&gt;=[.$J958];&quot;Done&quot;;[.$J958]-[.$D958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Times you’ve seen it use Rollou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59]&gt;=[.$J959];&quot;Done&quot;;[.$J959]-[.$D959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960]&gt;=[.$J960];&quot;Done&quot;;[.$J960]-[.$D960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961]&gt;=[.$J961];&quot;Done&quot;;[.$J961]-[.$D96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heal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62]&gt;=[.$J962];&quot;Done&quot;;[.$J962]-[.$D962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63]&gt;=[.$J963];&quot;Done&quot;;[.$J963]-[.$D963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964]&gt;=[.$J964];&quot;Done&quot;;[.$J964]-[.$D964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65]&gt;=[.$J965];&quot;Done&quot;;[.$J965]-[.$D96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Number you’ve defeated with Rock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66]&gt;=[.$J966];&quot;Done&quot;;[.$J966]-[.$D96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Times you’ve seen it use Liquidation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67]&gt;=[.$J967];&quot;Done&quot;;[.$J967]-[.$D967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68]&gt;=[.$J968];&quot;Done&quot;;[.$J968]-[.$D96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aleo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69]&gt;=[.$J969];&quot;Done&quot;;[.$J969]-[.$D969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70]&gt;=[.$J970];&quot;Done&quot;;[.$J970]-[.$D970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71]&gt;=[.$J971];&quot;Done&quot;;[.$J971]-[.$D971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72]&gt;=[.$J972];&quot;Done&quot;;[.$J972]-[.$D97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73]&gt;=[.$J973];&quot;Done&quot;;[.$J973]-[.$D97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Times you’ve seen it use Ice Beam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74]&gt;=[.$J974];&quot;Done&quot;;[.$J974]-[.$D97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Times you’ve seen it use Blizzar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75]&gt;=[.$J975];&quot;Done&quot;;[.$J975]-[.$D975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76]&gt;=[.$J976];&quot;Done&quot;;[.$J976]-[.$D97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alrein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977]&gt;=[.$J977];&quot;Done&quot;;[.$J977]-[.$D977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78]&gt;=[.$J978];&quot;Done&quot;;[.$J978]-[.$D978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79]&gt;=[.$J979];&quot;Done&quot;;[.$J979]-[.$D97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80]&gt;=[.$J980];&quot;Done&quot;;[.$J980]-[.$D98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81]&gt;=[.$J981];&quot;Done&quot;;[.$J981]-[.$D98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Times you’ve seen it use Charge Beam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82]&gt;=[.$J982];&quot;Done&quot;;[.$J982]-[.$D982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Times you’ve seen it use Ice Beam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83]&gt;=[.$J983];&quot;Done&quot;;[.$J983]-[.$D98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oraid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984]&gt;=[.$J984];&quot;Done&quot;;[.$J984]-[.$D98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85]&gt;=[.$J985];&quot;Done&quot;;[.$J985]-[.$D985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986]&gt;=[.$J986];&quot;Done&quot;;[.$J986]-[.$D986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87]&gt;=[.$J987];&quot;Done&quot;;[.$J987]-[.$D987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988]&gt;=[.$J988];&quot;Done&quot;;[.$J988]-[.$D988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Times you’ve seen it use Hydro Pump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89]&gt;=[.$J989];&quot;Done&quot;;[.$J989]-[.$D989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Times you’ve seen it use Hyper Beam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990]&gt;=[.$J990];&quot;Done&quot;;[.$J990]-[.$D990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991]&gt;=[.$J991];&quot;Done&quot;;[.$J991]-[.$D991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Octillery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992]&gt;=[.$J992];&quot;Done&quot;;[.$J992]-[.$D99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93]&gt;=[.$J993];&quot;Done&quot;;[.$J993]-[.$D993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994]&gt;=[.$J994];&quot;Done&quot;;[.$J994]-[.$D99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95]&gt;=[.$J995];&quot;Done&quot;;[.$J995]-[.$D995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96]&gt;=[.$J996];&quot;Done&quot;;[.$J996]-[.$D996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Times you’ve seen it use Poison Sti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997]&gt;=[.$J997];&quot;Done&quot;;[.$J997]-[.$D99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korupi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998]&gt;=[.$J998];&quot;Done&quot;;[.$J998]-[.$D99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999]&gt;=[.$J999];&quot;Done&quot;;[.$J999]-[.$D99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00]&gt;=[.$J1000];&quot;Done&quot;;[.$J1000]-[.$D100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01]&gt;=[.$J1001];&quot;Done&quot;;[.$J1001]-[.$D100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02]&gt;=[.$J1002];&quot;Done&quot;;[.$J1002]-[.$D100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Times you’ve seen it use Venoshock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03]&gt;=[.$J1003];&quot;Done&quot;;[.$J1003]-[.$D100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Times you’ve seen it use Cross Poison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04]&gt;=[.$J1004];&quot;Done&quot;;[.$J1004]-[.$D1004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05]&gt;=[.$J1005];&quot;Done&quot;;[.$J1005]-[.$D1005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rapio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06]&gt;=[.$J1006];&quot;Done&quot;;[.$J1006]-[.$D1006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7" calcext:value-type="float">
            <text:p>2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07]&gt;=[.$J1007];&quot;Done&quot;;[.$J1007]-[.$D100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08]&gt;=[.$J1008];&quot;Done&quot;;[.$J1008]-[.$D100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009]&gt;=[.$J1009];&quot;Done&quot;;[.$J1009]-[.$D1009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10]&gt;=[.$J1010];&quot;Done&quot;;[.$J1010]-[.$D1010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11]&gt;=[.$J1011];&quot;Done&quot;;[.$J1011]-[.$D101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Times you’ve seen it use Fire Fang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12]&gt;=[.$J1012];&quot;Done&quot;;[.$J1012]-[.$D1012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13]&gt;=[.$J1013];&quot;Done&quot;;[.$J1013]-[.$D101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owlith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014]&gt;=[.$J1014];&quot;Done&quot;;[.$J1014]-[.$D101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15]&gt;=[.$J1015];&quot;Done&quot;;[.$J1015]-[.$D1015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Times you’ve seen it use Rock Slide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16]&gt;=[.$J1016];&quot;Done&quot;;[.$J1016]-[.$D1016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Times you’ve seen it use Raging Fury</text:p>
          </table:table-cell>
          <table:table-cell table:style-name="ce7"/>
          <table:table-cell table:style-name="ce8" office:value-type="float" office:value="36" calcext:value-type="float">
            <text:p>3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17]&gt;=[.$J1017];&quot;Done&quot;;[.$J1017]-[.$D101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Times you’ve seen it use Flare Blitz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18]&gt;=[.$J1018];&quot;Done&quot;;[.$J1018]-[.$D1018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19]&gt;=[.$J1019];&quot;Done&quot;;[.$J1019]-[.$D1019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rcanin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20]&gt;=[.$J1020];&quot;Done&quot;;[.$J1020]-[.$D1020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21]&gt;=[.$J1021];&quot;Done&quot;;[.$J1021]-[.$D102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22]&gt;=[.$J1022];&quot;Done&quot;;[.$J1022]-[.$D1022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023]&gt;=[.$J1023];&quot;Done&quot;;[.$J1023]-[.$D1023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24]&gt;=[.$J1024];&quot;Done&quot;;[.$J1024]-[.$D102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Times you’ve seen it use Nasty Plo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25]&gt;=[.$J1025];&quot;Done&quot;;[.$J1025]-[.$D1025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26]&gt;=[.$J1026];&quot;Done&quot;;[.$J1026]-[.$D102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meow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027]&gt;=[.$J1027];&quot;Done&quot;;[.$J1027]-[.$D102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28]&gt;=[.$J1028];&quot;Done&quot;;[.$J1028]-[.$D102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29]&gt;=[.$J1029];&quot;Done&quot;;[.$J1029]-[.$D1029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30]&gt;=[.$J1030];&quot;Done&quot;;[.$J1030]-[.$D103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31]&gt;=[.$J1031];&quot;Done&quot;;[.$J1031]-[.$D103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Times you’ve seen it use Play Roug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32]&gt;=[.$J1032];&quot;Done&quot;;[.$J1032]-[.$D103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33]&gt;=[.$J1033];&quot;Done&quot;;[.$J1033]-[.$D1033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034]&gt;=[.$J1034];&quot;Done&quot;;[.$J1034]-[.$D103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urugly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35]&gt;=[.$J1035];&quot;Done&quot;;[.$J1035]-[.$D103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36]&gt;=[.$J1036];&quot;Done&quot;;[.$J1036]-[.$D103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037]&gt;=[.$J1037];&quot;Done&quot;;[.$J1037]-[.$D103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38]&gt;=[.$J1038];&quot;Done&quot;;[.$J1038]-[.$D1038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39]&gt;=[.$J1039];&quot;Done&quot;;[.$J1039]-[.$D1039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Times you’ve seen it use Rock Sm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40]&gt;=[.$J1040];&quot;Done&quot;;[.$J1040]-[.$D1040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41]&gt;=[.$J1041];&quot;Done&quot;;[.$J1041]-[.$D1041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42]&gt;=[.$J1042];&quot;Done&quot;;[.$J1042]-[.$D104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op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43]&gt;=[.$J1043];&quot;Done&quot;;[.$J1043]-[.$D104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44]&gt;=[.$J1044];&quot;Done&quot;;[.$J1044]-[.$D104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45]&gt;=[.$J1045];&quot;Done&quot;;[.$J1045]-[.$D1045])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Number you’ve defeated with Psychic-type moves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46]&gt;=[.$J1046];&quot;Done&quot;;[.$J1046]-[.$D104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Times you’ve seen it use Bullet Punc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47]&gt;=[.$J1047];&quot;Done&quot;;[.$J1047]-[.$D104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48]&gt;=[.$J1048];&quot;Done&quot;;[.$J1048]-[.$D1048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49]&gt;=[.$J1049];&quot;Done&quot;;[.$J1049]-[.$D104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choke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50]&gt;=[.$J1050];&quot;Done&quot;;[.$J1050]-[.$D105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51]&gt;=[.$J1051];&quot;Done&quot;;[.$J1051]-[.$D105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52]&gt;=[.$J1052];&quot;Done&quot;;[.$J1052]-[.$D105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53]&gt;=[.$J1053];&quot;Done&quot;;[.$J1053]-[.$D105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Number you’ve defeated with Fairy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54]&gt;=[.$J1054];&quot;Done&quot;;[.$J1054]-[.$D105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Times you’ve seen it use Bulk Up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55]&gt;=[.$J1055];&quot;Done&quot;;[.$J1055]-[.$D1055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Times you’ve seen it use Close Comba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56]&gt;=[.$J1056];&quot;Done&quot;;[.$J1056]-[.$D1056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057]&gt;=[.$J1057];&quot;Done&quot;;[.$J1057]-[.$D1057])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hamp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58]&gt;=[.$J1058];&quot;Done&quot;;[.$J1058]-[.$D105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59]&gt;=[.$J1059];&quot;Done&quot;;[.$J1059]-[.$D1059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Number caught during daylight hours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60]&gt;=[.$J1060];&quot;Done&quot;;[.$J1060]-[.$D106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61]&gt;=[.$J1061];&quot;Done&quot;;[.$J1061]-[.$D1061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62]&gt;=[.$J1062];&quot;Done&quot;;[.$J1062]-[.$D1062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Times you’ve seen it use Air Cutt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63]&gt;=[.$J1063];&quot;Done&quot;;[.$J1063]-[.$D1063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64]&gt;=[.$J1064];&quot;Done&quot;;[.$J1064]-[.$D106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atot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65]&gt;=[.$J1065];&quot;Done&quot;;[.$J1065]-[.$D106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66]&gt;=[.$J1066];&quot;Done&quot;;[.$J1066]-[.$D1066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67]&gt;=[.$J1067];&quot;Done&quot;;[.$J1067]-[.$D106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068]&gt;=[.$J1068];&quot;Done&quot;;[.$J1068]-[.$D1068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69]&gt;=[.$J1069];&quot;Done&quot;;[.$J1069]-[.$D1069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70]&gt;=[.$J1070];&quot;Done&quot;;[.$J1070]-[.$D1070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Times you’ve seen it use Hex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71]&gt;=[.$J1071];&quot;Done&quot;;[.$J1071]-[.$D107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72]&gt;=[.$J1072];&quot;Done&quot;;[.$J1072]-[.$D107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ull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73]&gt;=[.$J1073];&quot;Done&quot;;[.$J1073]-[.$D107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74]&gt;=[.$J1074];&quot;Done&quot;;[.$J1074]-[.$D107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75]&gt;=[.$J1075];&quot;Done&quot;;[.$J1075]-[.$D1075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076]&gt;=[.$J1076];&quot;Done&quot;;[.$J1076]-[.$D1076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077]&gt;=[.$J1077];&quot;Done&quot;;[.$J1077]-[.$D107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78]&gt;=[.$J1078];&quot;Done&quot;;[.$J1078]-[.$D1078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Times you’ve seen it use Shadow Bal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79]&gt;=[.$J1079];&quot;Done&quot;;[.$J1079]-[.$D107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usclops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80]&gt;=[.$J1080];&quot;Done&quot;;[.$J1080]-[.$D108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81]&gt;=[.$J1081];&quot;Done&quot;;[.$J1081]-[.$D1081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82]&gt;=[.$J1082];&quot;Done&quot;;[.$J1082]-[.$D108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83]&gt;=[.$J1083];&quot;Done&quot;;[.$J1083]-[.$D108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Number you’ve defeated with Dark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84]&gt;=[.$J1084];&quot;Done&quot;;[.$J1084]-[.$D108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Times you’ve seen it use Dark Pul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85]&gt;=[.$J1085];&quot;Done&quot;;[.$J1085]-[.$D108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Times you’ve seen it use Shadow Bal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086]&gt;=[.$J1086];&quot;Done&quot;;[.$J1086]-[.$D108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087]&gt;=[.$J1087];&quot;Done&quot;;[.$J1087]-[.$D1087])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usknoir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88]&gt;=[.$J1088];&quot;Done&quot;;[.$J1088]-[.$D108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plup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089]&gt;=[.$J1089];&quot;Done&quot;;[.$J1089]-[.$D1089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plup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90]&gt;=[.$J1090];&quot;Done&quot;;[.$J1090]-[.$D109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plup</text:p>
          </table:table-cell>
          <table:table-cell table:style-name="ce4" office:value-type="string" calcext:value-type="string">
            <text:p>Times you’ve seen it use Bubbl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91]&gt;=[.$J1091];&quot;Done&quot;;[.$J1091]-[.$D109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plup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92]&gt;=[.$J1092];&quot;Done&quot;;[.$J1092]-[.$D109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plup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093]&gt;=[.$J1093];&quot;Done&quot;;[.$J1093]-[.$D109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inplup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94]&gt;=[.$J1094];&quot;Done&quot;;[.$J1094]-[.$D109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inplup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95]&gt;=[.$J1095];&quot;Done&quot;;[.$J1095]-[.$D1095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inplup</text:p>
          </table:table-cell>
          <table:table-cell table:style-name="ce5" office:value-type="string" calcext:value-type="string">
            <text:p>Times you’ve seen it use Roo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096]&gt;=[.$J1096];&quot;Done&quot;;[.$J1096]-[.$D109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inplup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97]&gt;=[.$J1097];&quot;Done&quot;;[.$J1097]-[.$D109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inplup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098]&gt;=[.$J1098];&quot;Done&quot;;[.$J1098]-[.$D109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099]&gt;=[.$J1099];&quot;Done&quot;;[.$J1099]-[.$D1099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00]&gt;=[.$J1100];&quot;Done&quot;;[.$J1100]-[.$D1100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Number you’ve defeated with Fighting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01]&gt;=[.$J1101];&quot;Done&quot;;[.$J1101]-[.$D110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Times you’ve seen it use Hydro Pump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02]&gt;=[.$J1102];&quot;Done&quot;;[.$J1102]-[.$D1102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Times you’ve seen it use Wave Cr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03]&gt;=[.$J1103];&quot;Done&quot;;[.$J1103]-[.$D1103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04]&gt;=[.$J1104];&quot;Done&quot;;[.$J1104]-[.$D1104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mpoleon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05]&gt;=[.$J1105];&quot;Done&quot;;[.$J1105]-[.$D110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06]&gt;=[.$J1106];&quot;Done&quot;;[.$J1106]-[.$D1106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of small specimens you’ve cau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107]&gt;=[.$J1107];&quot;Done&quot;;[.$J1107]-[.$D110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08]&gt;=[.$J1108];&quot;Done&quot;;[.$J1108]-[.$D1108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09]&gt;=[.$J1109];&quot;Done&quot;;[.$J1109]-[.$D1109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10]&gt;=[.$J1110];&quot;Done&quot;;[.$J1110]-[.$D111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11]&gt;=[.$J1111];&quot;Done&quot;;[.$J1111]-[.$D111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tyk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12]&gt;=[.$J1112];&quot;Done&quot;;[.$J1112]-[.$D111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13]&gt;=[.$J1113];&quot;Done&quot;;[.$J1113]-[.$D1113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114]&gt;=[.$J1114];&quot;Done&quot;;[.$J1114]-[.$D1114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15]&gt;=[.$J1115];&quot;Done&quot;;[.$J1115]-[.$D1115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116]&gt;=[.$J1116];&quot;Done&quot;;[.$J1116]-[.$D1116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17]&gt;=[.$J1117];&quot;Done&quot;;[.$J1117]-[.$D111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18]&gt;=[.$J1118];&quot;Done&quot;;[.$J1118]-[.$D111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ntin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19]&gt;=[.$J1119];&quot;Done&quot;;[.$J1119]-[.$D1119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sculi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20]&gt;=[.$J1120];&quot;Done&quot;;[.$J1120]-[.$D112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sculin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121]&gt;=[.$J1121];&quot;Done&quot;;[.$J1121]-[.$D1121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sculin</text:p>
          </table:table-cell>
          <table:table-cell table:style-name="ce5" office:value-type="string" calcext:value-type="string">
            <text:p>Times you’ve seen it use Wave Crash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22]&gt;=[.$J1122];&quot;Done&quot;;[.$J1122]-[.$D1122])" office:value-type="float" office:value="27" calcext:value-type="float">
            <text:p>2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sculin</text:p>
          </table:table-cell>
          <table:table-cell table:style-name="ce5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23]&gt;=[.$J1123];&quot;Done&quot;;[.$J1123]-[.$D1123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sculin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24]&gt;=[.$J1124];&quot;Done&quot;;[.$J1124]-[.$D112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culegi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25]&gt;=[.$J1125];&quot;Done&quot;;[.$J1125]-[.$D1125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culegion</text:p>
          </table:table-cell>
          <table:table-cell table:style-name="ce4" office:value-type="string" calcext:value-type="string">
            <text:p>Times you’ve seen it use Wave Cr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26]&gt;=[.$J1126];&quot;Done&quot;;[.$J1126]-[.$D1126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culegion</text:p>
          </table:table-cell>
          <table:table-cell table:style-name="ce4" office:value-type="string" calcext:value-type="string">
            <text:p>Times you’ve seen it use Shadow Bal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27]&gt;=[.$J1127];&quot;Done&quot;;[.$J1127]-[.$D112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culegio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28]&gt;=[.$J1128];&quot;Done&quot;;[.$J1128]-[.$D1128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culegi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29]&gt;=[.$J1129];&quot;Done&quot;;[.$J1129]-[.$D112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3" calcext:value-type="float">
            <text:p>2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30]&gt;=[.$J1130];&quot;Done&quot;;[.$J1130]-[.$D113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31]&gt;=[.$J1131];&quot;Done&quot;;[.$J1131]-[.$D113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32]&gt;=[.$J1132];&quot;Done&quot;;[.$J1132]-[.$D113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33]&gt;=[.$J1133];&quot;Done&quot;;[.$J1133]-[.$D1133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Times you’ve seen it use Emb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34]&gt;=[.$J1134];&quot;Done&quot;;[.$J1134]-[.$D113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35]&gt;=[.$J1135];&quot;Done&quot;;[.$J1135]-[.$D1135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136]&gt;=[.$J1136];&quot;Done&quot;;[.$J1136]-[.$D113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37]&gt;=[.$J1137];&quot;Done&quot;;[.$J1137]-[.$D113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ulpix</text:p>
          </table:table-cell>
          <table:table-cell table:style-name="ce5" office:value-type="string" calcext:value-type="string">
            <text:p>Investigated about Vulpix from the Alola region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138]&gt;=[.$J1138];&quot;Done&quot;;[.$J1138]-[.$D113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39]&gt;=[.$J1139];&quot;Done&quot;;[.$J1139]-[.$D1139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40]&gt;=[.$J1140];&quot;Done&quot;;[.$J1140]-[.$D11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41]&gt;=[.$J1141];&quot;Done&quot;;[.$J1141]-[.$D114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Number you’ve defeated with Water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42]&gt;=[.$J1142];&quot;Done&quot;;[.$J1142]-[.$D114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43]&gt;=[.$J1143];&quot;Done&quot;;[.$J1143]-[.$D1143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Times you’ve seen it use Fire Blas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44]&gt;=[.$J1144];&quot;Done&quot;;[.$J1144]-[.$D1144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45]&gt;=[.$J1145];&quot;Done&quot;;[.$J1145]-[.$D1145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inetales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146]&gt;=[.$J1146];&quot;Done&quot;;[.$J1146]-[.$D1146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47]&gt;=[.$J1147];&quot;Done&quot;;[.$J1147]-[.$D1147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148]&gt;=[.$J1148];&quot;Done&quot;;[.$J1148]-[.$D114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49]&gt;=[.$J1149];&quot;Done&quot;;[.$J1149]-[.$D114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50]&gt;=[.$J1150];&quot;Done&quot;;[.$J1150]-[.$D115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151]&gt;=[.$J1151];&quot;Done&quot;;[.$J1151]-[.$D1151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Times you’ve seen it use Bubbl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52]&gt;=[.$J1152];&quot;Done&quot;;[.$J1152]-[.$D1152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entacool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53]&gt;=[.$J1153];&quot;Done&quot;;[.$J1153]-[.$D115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54]&gt;=[.$J1154];&quot;Done&quot;;[.$J1154]-[.$D1154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55]&gt;=[.$J1155];&quot;Done&quot;;[.$J1155]-[.$D115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56]&gt;=[.$J1156];&quot;Done&quot;;[.$J1156]-[.$D115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57]&gt;=[.$J1157];&quot;Done&quot;;[.$J1157]-[.$D1157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58]&gt;=[.$J1158];&quot;Done&quot;;[.$J1158]-[.$D115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Times you’ve seen it use Poison Jab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59]&gt;=[.$J1159];&quot;Done&quot;;[.$J1159]-[.$D115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Times you’ve seen it use Hydro Pump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60]&gt;=[.$J1160];&quot;Done&quot;;[.$J1160]-[.$D1160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entacruel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161]&gt;=[.$J1161];&quot;Done&quot;;[.$J1161]-[.$D1161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5" calcext:value-type="float">
            <text:p>1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62]&gt;=[.$J1162];&quot;Done&quot;;[.$J1162]-[.$D116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63]&gt;=[.$J1163];&quot;Done&quot;;[.$J1163]-[.$D116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64]&gt;=[.$J1164];&quot;Done&quot;;[.$J1164]-[.$D116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65]&gt;=[.$J1165];&quot;Done&quot;;[.$J1165]-[.$D1165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66]&gt;=[.$J1166];&quot;Done&quot;;[.$J1166]-[.$D116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Times you’ve seen it use Bubbl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67]&gt;=[.$J1167];&quot;Done&quot;;[.$J1167]-[.$D116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168]&gt;=[.$J1168];&quot;Done&quot;;[.$J1168]-[.$D116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neon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69]&gt;=[.$J1169];&quot;Done&quot;;[.$J1169]-[.$D1169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70]&gt;=[.$J1170];&quot;Done&quot;;[.$J1170]-[.$D1170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71]&gt;=[.$J1171];&quot;Done&quot;;[.$J1171]-[.$D117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72]&gt;=[.$J1172];&quot;Done&quot;;[.$J1172]-[.$D117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73]&gt;=[.$J1173];&quot;Done&quot;;[.$J1173]-[.$D1173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74]&gt;=[.$J1174];&quot;Done&quot;;[.$J1174]-[.$D1174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Times you’ve seen it use Silver Win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75]&gt;=[.$J1175];&quot;Done&quot;;[.$J1175]-[.$D1175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76]&gt;=[.$J1176];&quot;Done&quot;;[.$J1176]-[.$D1176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umineon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177]&gt;=[.$J1177];&quot;Done&quot;;[.$J1177]-[.$D117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78]&gt;=[.$J1178];&quot;Done&quot;;[.$J1178]-[.$D117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79]&gt;=[.$J1179];&quot;Done&quot;;[.$J1179]-[.$D1179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180]&gt;=[.$J1180];&quot;Done&quot;;[.$J1180]-[.$D118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Times you’ve seen it use Flame Wheel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81]&gt;=[.$J1181];&quot;Done&quot;;[.$J1181]-[.$D1181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82]&gt;=[.$J1182];&quot;Done&quot;;[.$J1182]-[.$D118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b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83]&gt;=[.$J1183];&quot;Done&quot;;[.$J1183]-[.$D1183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84]&gt;=[.$J1184];&quot;Done&quot;;[.$J1184]-[.$D1184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85]&gt;=[.$J1185];&quot;Done&quot;;[.$J1185]-[.$D1185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Number you’ve defeated with Water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186]&gt;=[.$J1186];&quot;Done&quot;;[.$J1186]-[.$D1186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87]&gt;=[.$J1187];&quot;Done&quot;;[.$J1187]-[.$D1187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Times you’ve seen it use Fire Bla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88]&gt;=[.$J1188];&quot;Done&quot;;[.$J1188]-[.$D1188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89]&gt;=[.$J1189];&quot;Done&quot;;[.$J1189]-[.$D118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ma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190]&gt;=[.$J1190];&quot;Done&quot;;[.$J1190]-[.$D119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morta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91]&gt;=[.$J1191];&quot;Done&quot;;[.$J1191]-[.$D119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mortar</text:p>
          </table:table-cell>
          <table:table-cell table:style-name="ce5" office:value-type="string" calcext:value-type="string">
            <text:p>Times you’ve seen it use Fire Punc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192]&gt;=[.$J1192];&quot;Done&quot;;[.$J1192]-[.$D1192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mortar</text:p>
          </table:table-cell>
          <table:table-cell table:style-name="ce5" office:value-type="string" calcext:value-type="string">
            <text:p>Times you’ve seen it use Flamethrow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93]&gt;=[.$J1193];&quot;Done&quot;;[.$J1193]-[.$D1193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mortar</text:p>
          </table:table-cell>
          <table:table-cell table:style-name="ce5" office:value-type="string" calcext:value-type="string">
            <text:p>Times you’ve seen it use Fire Bla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194]&gt;=[.$J1194];&quot;Done&quot;;[.$J1194]-[.$D119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morta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195]&gt;=[.$J1195];&quot;Done&quot;;[.$J1195]-[.$D1195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96]&gt;=[.$J1196];&quot;Done&quot;;[.$J1196]-[.$D1196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197]&gt;=[.$J1197];&quot;Done&quot;;[.$J1197]-[.$D119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198]&gt;=[.$J1198];&quot;Done&quot;;[.$J1198]-[.$D1198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199]&gt;=[.$J1199];&quot;Done&quot;;[.$J1199]-[.$D119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Times you’ve seen it use Thunder Sho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0]&gt;=[.$J1200];&quot;Done&quot;;[.$J1200]-[.$D120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Times you’ve seen it use Thunder Wa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1]&gt;=[.$J1201];&quot;Done&quot;;[.$J1201]-[.$D1201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mite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02]&gt;=[.$J1202];&quot;Done&quot;;[.$J1202]-[.$D1202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net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03]&gt;=[.$J1203];&quot;Done&quot;;[.$J1203]-[.$D1203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neton</text:p>
          </table:table-cell>
          <table:table-cell table:style-name="ce5" office:value-type="string" calcext:value-type="string">
            <text:p>Times you’ve seen it use Spark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4]&gt;=[.$J1204];&quot;Done&quot;;[.$J1204]-[.$D120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neton</text:p>
          </table:table-cell>
          <table:table-cell table:style-name="ce5" office:value-type="string" calcext:value-type="string">
            <text:p>Times you’ve seen it use Tri Attack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5]&gt;=[.$J1205];&quot;Done&quot;;[.$J1205]-[.$D1205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neto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06]&gt;=[.$J1206];&quot;Done&quot;;[.$J1206]-[.$D1206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gneton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07]&gt;=[.$J1207];&quot;Done&quot;;[.$J1207]-[.$D1207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zon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08]&gt;=[.$J1208];&quot;Done&quot;;[.$J1208]-[.$D1208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zone</text:p>
          </table:table-cell>
          <table:table-cell table:style-name="ce4" office:value-type="string" calcext:value-type="string">
            <text:p>Number you’ve caught while they were in the air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09]&gt;=[.$J1209];&quot;Done&quot;;[.$J1209]-[.$D120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zone</text:p>
          </table:table-cell>
          <table:table-cell table:style-name="ce4" office:value-type="string" calcext:value-type="string">
            <text:p>Times you’ve seen it use Flash Cannon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10]&gt;=[.$J1210];&quot;Done&quot;;[.$J1210]-[.$D121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zone</text:p>
          </table:table-cell>
          <table:table-cell table:style-name="ce4" office:value-type="string" calcext:value-type="string">
            <text:p>Times you’ve seen it use Thunderbol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11]&gt;=[.$J1211];&quot;Done&quot;;[.$J1211]-[.$D1211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agnezon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12]&gt;=[.$J1212];&quot;Done&quot;;[.$J1212]-[.$D1212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2" calcext:value-type="float">
            <text:p>3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13]&gt;=[.$J1213];&quot;Done&quot;;[.$J1213]-[.$D121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214]&gt;=[.$J1214];&quot;Done&quot;;[.$J1214]-[.$D121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4" calcext:value-type="float">
            <text:p>2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15]&gt;=[.$J1215];&quot;Done&quot;;[.$J1215]-[.$D121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16]&gt;=[.$J1216];&quot;Done&quot;;[.$J1216]-[.$D1216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17]&gt;=[.$J1217];&quot;Done&quot;;[.$J1217]-[.$D1217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Times you’ve seen it use Confusion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18]&gt;=[.$J1218];&quot;Done&quot;;[.$J1218]-[.$D1218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19]&gt;=[.$J1219];&quot;Done&quot;;[.$J1219]-[.$D121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onzor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220]&gt;=[.$J1220];&quot;Done&quot;;[.$J1220]-[.$D122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21]&gt;=[.$J1221];&quot;Done&quot;;[.$J1221]-[.$D122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222]&gt;=[.$J1222];&quot;Done&quot;;[.$J1222]-[.$D1222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223]&gt;=[.$J1223];&quot;Done&quot;;[.$J1223]-[.$D122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24]&gt;=[.$J1224];&quot;Done&quot;;[.$J1224]-[.$D122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Number you’ve defeated with Ghost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25]&gt;=[.$J1225];&quot;Done&quot;;[.$J1225]-[.$D1225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Times you’ve seen it use Flash Cannon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26]&gt;=[.$J1226];&quot;Done&quot;;[.$J1226]-[.$D1226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27]&gt;=[.$J1227];&quot;Done&quot;;[.$J1227]-[.$D1227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onzong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28]&gt;=[.$J1228];&quot;Done&quot;;[.$J1228]-[.$D122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6" calcext:value-type="float">
            <text:p>2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229]&gt;=[.$J1229];&quot;Done&quot;;[.$J1229]-[.$D122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30]&gt;=[.$J1230];&quot;Done&quot;;[.$J1230]-[.$D123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231]&gt;=[.$J1231];&quot;Done&quot;;[.$J1231]-[.$D123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Times you’ve seen it use Spar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32]&gt;=[.$J1232];&quot;Done&quot;;[.$J1232]-[.$D123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33]&gt;=[.$J1233];&quot;Done&quot;;[.$J1233]-[.$D123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kid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34]&gt;=[.$J1234];&quot;Done&quot;;[.$J1234]-[.$D123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2" calcext:value-type="float">
            <text:p>3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35]&gt;=[.$J1235];&quot;Done&quot;;[.$J1235]-[.$D123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36]&gt;=[.$J1236];&quot;Done&quot;;[.$J1236]-[.$D1236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237]&gt;=[.$J1237];&quot;Done&quot;;[.$J1237]-[.$D123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Times you’ve seen it use Thunder Punch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38]&gt;=[.$J1238];&quot;Done&quot;;[.$J1238]-[.$D1238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Times you’ve seen it use Thund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39]&gt;=[.$J1239];&quot;Done&quot;;[.$J1239]-[.$D123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40]&gt;=[.$J1240];&quot;Done&quot;;[.$J1240]-[.$D124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abuzz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41]&gt;=[.$J1241];&quot;Done&quot;;[.$J1241]-[.$D1241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42]&gt;=[.$J1242];&quot;Done&quot;;[.$J1242]-[.$D1242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43]&gt;=[.$J1243];&quot;Done&quot;;[.$J1243]-[.$D124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44]&gt;=[.$J1244];&quot;Done&quot;;[.$J1244]-[.$D1244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Number you’ve defeated with Ground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45]&gt;=[.$J1245];&quot;Done&quot;;[.$J1245]-[.$D124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Times you’ve seen it use Thunder Wa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46]&gt;=[.$J1246];&quot;Done&quot;;[.$J1246]-[.$D1246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Times you’ve seen it use Thunder Punch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47]&gt;=[.$J1247];&quot;Done&quot;;[.$J1247]-[.$D1247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48]&gt;=[.$J1248];&quot;Done&quot;;[.$J1248]-[.$D1248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ectivir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49]&gt;=[.$J1249];&quot;Done&quot;;[.$J1249]-[.$D124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50]&gt;=[.$J1250];&quot;Done&quot;;[.$J1250]-[.$D1250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51]&gt;=[.$J1251];&quot;Done&quot;;[.$J1251]-[.$D1251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52]&gt;=[.$J1252];&quot;Done&quot;;[.$J1252]-[.$D125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you’ve defeated with Ice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253]&gt;=[.$J1253];&quot;Done&quot;;[.$J1253]-[.$D1253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54]&gt;=[.$J1254];&quot;Done&quot;;[.$J1254]-[.$D1254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1255]&gt;=[.$J1255];&quot;Done&quot;;[.$J1255]-[.$D1255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256]&gt;=[.$J1256];&quot;Done&quot;;[.$J1256]-[.$D125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liga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257]&gt;=[.$J1257];&quot;Done&quot;;[.$J1257]-[.$D125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58]&gt;=[.$J1258];&quot;Done&quot;;[.$J1258]-[.$D125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59]&gt;=[.$J1259];&quot;Done&quot;;[.$J1259]-[.$D1259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60]&gt;=[.$J1260];&quot;Done&quot;;[.$J1260]-[.$D1260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Number you’ve defeated with Water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61]&gt;=[.$J1261];&quot;Done&quot;;[.$J1261]-[.$D126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Times you’ve seen it use Mud Bom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62]&gt;=[.$J1262];&quot;Done&quot;;[.$J1262]-[.$D1262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Times you’ve seen it use X-Scisso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63]&gt;=[.$J1263];&quot;Done&quot;;[.$J1263]-[.$D1263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264]&gt;=[.$J1264];&quot;Done&quot;;[.$J1264]-[.$D1264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iscor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265]&gt;=[.$J1265];&quot;Done&quot;;[.$J1265]-[.$D126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66]&gt;=[.$J1266];&quot;Done&quot;;[.$J1266]-[.$D126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267]&gt;=[.$J1267];&quot;Done&quot;;[.$J1267]-[.$D126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68]&gt;=[.$J1268];&quot;Done&quot;;[.$J1268]-[.$D1268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you’ve defeated with Ic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69]&gt;=[.$J1269];&quot;Done&quot;;[.$J1269]-[.$D126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Times you’ve seen it use Twist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70]&gt;=[.$J1270];&quot;Done&quot;;[.$J1270]-[.$D1270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71]&gt;=[.$J1271];&quot;Done&quot;;[.$J1271]-[.$D1271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272]&gt;=[.$J1272];&quot;Done&quot;;[.$J1272]-[.$D127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ble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73]&gt;=[.$J1273];&quot;Done&quot;;[.$J1273]-[.$D1273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74]&gt;=[.$J1274];&quot;Done&quot;;[.$J1274]-[.$D127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75]&gt;=[.$J1275];&quot;Done&quot;;[.$J1275]-[.$D127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Number you’ve defeated with Dragon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76]&gt;=[.$J1276];&quot;Done&quot;;[.$J1276]-[.$D127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Times you’ve seen it use Dragon Claw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77]&gt;=[.$J1277];&quot;Done&quot;;[.$J1277]-[.$D127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1278]&gt;=[.$J1278];&quot;Done&quot;;[.$J1278]-[.$D1278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279]&gt;=[.$J1279];&quot;Done&quot;;[.$J1279]-[.$D127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ite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80]&gt;=[.$J1280];&quot;Done&quot;;[.$J1280]-[.$D128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81]&gt;=[.$J1281];&quot;Done&quot;;[.$J1281]-[.$D128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82]&gt;=[.$J1282];&quot;Done&quot;;[.$J1282]-[.$D1282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83]&gt;=[.$J1283];&quot;Done&quot;;[.$J1283]-[.$D1283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Number you’ve defeated with Fairy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284]&gt;=[.$J1284];&quot;Done&quot;;[.$J1284]-[.$D1284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Times you’ve seen it use Dragon Claw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85]&gt;=[.$J1285];&quot;Done&quot;;[.$J1285]-[.$D1285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Times you’ve seen it use Outrage</text:p>
          </table:table-cell>
          <table:table-cell table:style-name="ce7"/>
          <table:table-cell table:style-name="ce8" office:value-type="float" office:value="70" calcext:value-type="float">
            <text:p>7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286]&gt;=[.$J1286];&quot;Done&quot;;[.$J1286]-[.$D1286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87]&gt;=[.$J1287];&quot;Done&quot;;[.$J1287]-[.$D1287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table:style-name="ce14" table:formula="of:=IF([.$D1288]&gt;=[.$J1288];&quot;Done&quot;;[.$J1288]-[.$D1288])" office:value-type="float" office:value="82" calcext:value-type="float">
            <text:p>8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archomp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289]&gt;=[.$J1289];&quot;Done&quot;;[.$J1289]-[.$D128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90]&gt;=[.$J1290];&quot;Done&quot;;[.$J1290]-[.$D1290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91]&gt;=[.$J1291];&quot;Done&quot;;[.$J1291]-[.$D1291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92]&gt;=[.$J1292];&quot;Done&quot;;[.$J1292]-[.$D1292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93]&gt;=[.$J1293];&quot;Done&quot;;[.$J1293]-[.$D1293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94]&gt;=[.$J1294];&quot;Done&quot;;[.$J1294]-[.$D1294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Times you’ve seen it use Iron Defens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295]&gt;=[.$J1295];&quot;Done&quot;;[.$J1295]-[.$D129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296]&gt;=[.$J1296];&quot;Done&quot;;[.$J1296]-[.$D1296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297]&gt;=[.$J1297];&quot;Done&quot;;[.$J1297]-[.$D129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sepass</text:p>
          </table:table-cell>
          <table:table-cell table:style-name="ce5" office:value-type="string" calcext:value-type="string">
            <text:p>Investigated an old saying about Nosepass’s handines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298]&gt;=[.$J1298];&quot;Done&quot;;[.$J1298]-[.$D129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299]&gt;=[.$J1299];&quot;Done&quot;;[.$J1299]-[.$D1299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00]&gt;=[.$J1300];&quot;Done&quot;;[.$J1300]-[.$D130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01]&gt;=[.$J1301];&quot;Done&quot;;[.$J1301]-[.$D130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Number you’ve defeated with Ground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02]&gt;=[.$J1302];&quot;Done&quot;;[.$J1302]-[.$D130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Times you’ve seen it use Power Gem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03]&gt;=[.$J1303];&quot;Done&quot;;[.$J1303]-[.$D1303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Times you’ve seen it use Earth Pow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04]&gt;=[.$J1304];&quot;Done&quot;;[.$J1304]-[.$D1304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305]&gt;=[.$J1305];&quot;Done&quot;;[.$J1305]-[.$D1305])" office:value-type="float" office:value="62" calcext:value-type="float">
            <text:p>6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robopass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06]&gt;=[.$J1306];&quot;Done&quot;;[.$J1306]-[.$D130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07]&gt;=[.$J1307];&quot;Done&quot;;[.$J1307]-[.$D1307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08]&gt;=[.$J1308];&quot;Done&quot;;[.$J1308]-[.$D130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09]&gt;=[.$J1309];&quot;Done&quot;;[.$J1309]-[.$D1309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10]&gt;=[.$J1310];&quot;Done&quot;;[.$J1310]-[.$D1310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Times you’ve seen it use Spark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11]&gt;=[.$J1311];&quot;Done&quot;;[.$J1311]-[.$D1311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312]&gt;=[.$J1312];&quot;Done&quot;;[.$J1312]-[.$D1312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oltorb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13]&gt;=[.$J1313];&quot;Done&quot;;[.$J1313]-[.$D131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14]&gt;=[.$J1314];&quot;Done&quot;;[.$J1314]-[.$D1314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Times you’ve seen it use Thunder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15]&gt;=[.$J1315];&quot;Done&quot;;[.$J1315]-[.$D1315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Times you’ve seen it use Chloroblas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16]&gt;=[.$J1316];&quot;Done&quot;;[.$J1316]-[.$D1316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Times you’ve seen it use Self-Destruc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17]&gt;=[.$J1317];&quot;Done&quot;;[.$J1317]-[.$D131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18]&gt;=[.$J1318];&quot;Done&quot;;[.$J1318]-[.$D1318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lectrod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19]&gt;=[.$J1319];&quot;Done&quot;;[.$J1319]-[.$D1319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20]&gt;=[.$J1320];&quot;Done&quot;;[.$J1320]-[.$D132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21]&gt;=[.$J1321];&quot;Done&quot;;[.$J1321]-[.$D1321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Times you’ve seen it use Thunder Shock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22]&gt;=[.$J1322];&quot;Done&quot;;[.$J1322]-[.$D132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23]&gt;=[.$J1323];&quot;Done&quot;;[.$J1323]-[.$D1323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24]&gt;=[.$J1324];&quot;Done&quot;;[.$J1324]-[.$D132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tom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3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4" table:formula="of:=IF([.$D1325]&gt;=[.$J1325];&quot;Done&quot;;[.$J1325]-[.$D132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26]&gt;=[.$J1326];&quot;Done&quot;;[.$J1326]-[.$D132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327]&gt;=[.$J1327];&quot;Done&quot;;[.$J1327]-[.$D1327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28]&gt;=[.$J1328];&quot;Done&quot;;[.$J1328]-[.$D1328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Times you’ve seen it use Confusion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29]&gt;=[.$J1329];&quot;Done&quot;;[.$J1329]-[.$D132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30]&gt;=[.$J1330];&quot;Done&quot;;[.$J1330]-[.$D133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Times you’ve scared it off with a Scatter Bang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31]&gt;=[.$J1331];&quot;Done&quot;;[.$J1331]-[.$D133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hingling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32]&gt;=[.$J1332];&quot;Done&quot;;[.$J1332]-[.$D1332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33]&gt;=[.$J1333];&quot;Done&quot;;[.$J1333]-[.$D1333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34]&gt;=[.$J1334];&quot;Done&quot;;[.$J1334]-[.$D1334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35]&gt;=[.$J1335];&quot;Done&quot;;[.$J1335]-[.$D1335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36]&gt;=[.$J1336];&quot;Done&quot;;[.$J1336]-[.$D1336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Times you’ve seen it use Ominous Win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37]&gt;=[.$J1337];&quot;Done&quot;;[.$J1337]-[.$D1337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38]&gt;=[.$J1338];&quot;Done&quot;;[.$J1338]-[.$D1338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39]&gt;=[.$J1339];&quot;Done&quot;;[.$J1339]-[.$D133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mecho</text:p>
          </table:table-cell>
          <table:table-cell table:style-name="ce5" office:value-type="string" calcext:value-type="string">
            <text:p>Investigated a Chimecho settled in a human home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340]&gt;=[.$J1340];&quot;Done&quot;;[.$J1340]-[.$D134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41]&gt;=[.$J1341];&quot;Done&quot;;[.$J1341]-[.$D1341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42]&gt;=[.$J1342];&quot;Done&quot;;[.$J1342]-[.$D1342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43]&gt;=[.$J1343];&quot;Done&quot;;[.$J1343]-[.$D1343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44]&gt;=[.$J1344];&quot;Done&quot;;[.$J1344]-[.$D134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Times you’ve seen it use Hex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45]&gt;=[.$J1345];&quot;Done&quot;;[.$J1345]-[.$D134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1346]&gt;=[.$J1346];&quot;Done&quot;;[.$J1346]-[.$D1346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isdreavus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47]&gt;=[.$J1347];&quot;Done&quot;;[.$J1347]-[.$D1347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48]&gt;=[.$J1348];&quot;Done&quot;;[.$J1348]-[.$D1348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49]&gt;=[.$J1349];&quot;Done&quot;;[.$J1349]-[.$D134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50]&gt;=[.$J1350];&quot;Done&quot;;[.$J1350]-[.$D1350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Number you’ve defeated with Dark-type moves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51]&gt;=[.$J1351];&quot;Done&quot;;[.$J1351]-[.$D135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Times you’ve seen it use Hex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52]&gt;=[.$J1352];&quot;Done&quot;;[.$J1352]-[.$D1352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Times you’ve seen it use Power Gem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53]&gt;=[.$J1353];&quot;Done&quot;;[.$J1353]-[.$D1353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54]&gt;=[.$J1354];&quot;Done&quot;;[.$J1354]-[.$D1354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ismagius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55]&gt;=[.$J1355];&quot;Done&quot;;[.$J1355]-[.$D1355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56]&gt;=[.$J1356];&quot;Done&quot;;[.$J1356]-[.$D1356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of small specimens you’ve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57]&gt;=[.$J1357];&quot;Done&quot;;[.$J1357]-[.$D1357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58]&gt;=[.$J1358];&quot;Done&quot;;[.$J1358]-[.$D1358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you’ve caught while they were sleeping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59]&gt;=[.$J1359];&quot;Done&quot;;[.$J1359]-[.$D1359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60]&gt;=[.$J1360];&quot;Done&quot;;[.$J1360]-[.$D1360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61]&gt;=[.$J1361];&quot;Done&quot;;[.$J1361]-[.$D136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f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62]&gt;=[.$J1362];&quot;Done&quot;;[.$J1362]-[.$D136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63]&gt;=[.$J1363];&quot;Done&quot;;[.$J1363]-[.$D1363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64]&gt;=[.$J1364];&quot;Done&quot;;[.$J1364]-[.$D1364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65]&gt;=[.$J1365];&quot;Done&quot;;[.$J1365]-[.$D136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66]&gt;=[.$J1366];&quot;Done&quot;;[.$J1366]-[.$D136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Times you’ve seen it use Draining Kis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67]&gt;=[.$J1367];&quot;Done&quot;;[.$J1367]-[.$D1367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68]&gt;=[.$J1368];&quot;Done&quot;;[.$J1368]-[.$D1368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69]&gt;=[.$J1369];&quot;Done&quot;;[.$J1369]-[.$D1369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lefairy</text:p>
          </table:table-cell>
          <table:table-cell table:style-name="ce5" office:value-type="string" calcext:value-type="string">
            <text:p>Investigated whether Clefairy dance under a full moon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70]&gt;=[.$J1370];&quot;Done&quot;;[.$J1370]-[.$D1370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71]&gt;=[.$J1371];&quot;Done&quot;;[.$J1371]-[.$D137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72]&gt;=[.$J1372];&quot;Done&quot;;[.$J1372]-[.$D137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73]&gt;=[.$J1373];&quot;Done&quot;;[.$J1373]-[.$D1373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74]&gt;=[.$J1374];&quot;Done&quot;;[.$J1374]-[.$D1374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Number you’ve defeated with Poison-type mov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375]&gt;=[.$J1375];&quot;Done&quot;;[.$J1375]-[.$D1375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Times you’ve seen it use Psychic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76]&gt;=[.$J1376];&quot;Done&quot;;[.$J1376]-[.$D1376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Times you’ve seen it use Moonblas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77]&gt;=[.$J1377];&quot;Done&quot;;[.$J1377]-[.$D1377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lefabl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78]&gt;=[.$J1378];&quot;Done&quot;;[.$J1378]-[.$D1378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79]&gt;=[.$J1379];&quot;Done&quot;;[.$J1379]-[.$D1379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380]&gt;=[.$J1380];&quot;Done&quot;;[.$J1380]-[.$D138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18" calcext:value-type="float">
            <text:p>1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381]&gt;=[.$J1381];&quot;Done&quot;;[.$J1381]-[.$D138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82]&gt;=[.$J1382];&quot;Done&quot;;[.$J1382]-[.$D1382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4" table:formula="of:=IF([.$D1383]&gt;=[.$J1383];&quot;Done&quot;;[.$J1383]-[.$D1383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4"/>
          <table:table-cell table:style-name="ce11" office:value-type="float" office:value="4" calcext:value-type="float">
            <text:p>4</text:p>
          </table:table-cell>
          <table:table-cell/>
          <table:table-cell table:style-name="ce14" table:formula="of:=IF([.$D1384]&gt;=[.$J1384];&quot;Done&quot;;[.$J1384]-[.$D138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neasel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385]&gt;=[.$J1385];&quot;Done&quot;;[.$J1385]-[.$D138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easle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86]&gt;=[.$J1386];&quot;Done&quot;;[.$J1386]-[.$D138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easler</text:p>
          </table:table-cell>
          <table:table-cell table:style-name="ce4" office:value-type="string" calcext:value-type="string">
            <text:p>Times you’ve seen it use Dire Claw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87]&gt;=[.$J1387];&quot;Done&quot;;[.$J1387]-[.$D1387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easler</text:p>
          </table:table-cell>
          <table:table-cell table:style-name="ce4" office:value-type="string" calcext:value-type="string">
            <text:p>Times you’ve seen it use Swords Danc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88]&gt;=[.$J1388];&quot;Done&quot;;[.$J1388]-[.$D1388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easler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89]&gt;=[.$J1389];&quot;Done&quot;;[.$J1389]-[.$D1389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easler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90]&gt;=[.$J1390];&quot;Done&quot;;[.$J1390]-[.$D1390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eavil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391]&gt;=[.$J1391];&quot;Done&quot;;[.$J1391]-[.$D139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eavile</text:p>
          </table:table-cell>
          <table:table-cell table:style-name="ce5" office:value-type="string" calcext:value-type="string">
            <text:p>Times you’ve seen it use Sl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392]&gt;=[.$J1392];&quot;Done&quot;;[.$J1392]-[.$D1392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eavile</text:p>
          </table:table-cell>
          <table:table-cell table:style-name="ce5" office:value-type="string" calcext:value-type="string">
            <text:p>Times you’ve seen it use Swords Danc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93]&gt;=[.$J1393];&quot;Done&quot;;[.$J1393]-[.$D1393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eavile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394]&gt;=[.$J1394];&quot;Done&quot;;[.$J1394]-[.$D1394])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Weavile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395]&gt;=[.$J1395];&quot;Done&quot;;[.$J1395]-[.$D139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2" calcext:value-type="float">
            <text:p>2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96]&gt;=[.$J1396];&quot;Done&quot;;[.$J1396]-[.$D1396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397]&gt;=[.$J1397];&quot;Done&quot;;[.$J1397]-[.$D139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398]&gt;=[.$J1398];&quot;Done&quot;;[.$J1398]-[.$D1398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399]&gt;=[.$J1399];&quot;Done&quot;;[.$J1399]-[.$D1399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Times you’ve seen it use Ice Fang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00]&gt;=[.$J1400];&quot;Done&quot;;[.$J1400]-[.$D1400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01]&gt;=[.$J1401];&quot;Done&quot;;[.$J1401]-[.$D140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runt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02]&gt;=[.$J1402];&quot;Done&quot;;[.$J1402]-[.$D1402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03]&gt;=[.$J1403];&quot;Done&quot;;[.$J1403]-[.$D1403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04]&gt;=[.$J1404];&quot;Done&quot;;[.$J1404]-[.$D1404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405]&gt;=[.$J1405];&quot;Done&quot;;[.$J1405]-[.$D140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06]&gt;=[.$J1406];&quot;Done&quot;;[.$J1406]-[.$D1406])"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Number you’ve defeated with Steel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07]&gt;=[.$J1407];&quot;Done&quot;;[.$J1407]-[.$D1407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Times you’ve seen it use Ice Fang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08]&gt;=[.$J1408];&quot;Done&quot;;[.$J1408]-[.$D1408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Times you’ve seen it use Crunch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09]&gt;=[.$J1409];&quot;Done&quot;;[.$J1409]-[.$D140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10]&gt;=[.$J1410];&quot;Done&quot;;[.$J1410]-[.$D1410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lali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11]&gt;=[.$J1411];&quot;Done&quot;;[.$J1411]-[.$D1411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12]&gt;=[.$J1412];&quot;Done&quot;;[.$J1412]-[.$D1412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413]&gt;=[.$J1413];&quot;Done&quot;;[.$J1413]-[.$D141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14]&gt;=[.$J1414];&quot;Done&quot;;[.$J1414]-[.$D1414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Times you’ve seen it use Icicle Cr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15]&gt;=[.$J1415];&quot;Done&quot;;[.$J1415]-[.$D141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16]&gt;=[.$J1416];&quot;Done&quot;;[.$J1416]-[.$D141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Froslas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17]&gt;=[.$J1417];&quot;Done&quot;;[.$J1417]-[.$D1417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anidos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18]&gt;=[.$J1418];&quot;Done&quot;;[.$J1418]-[.$D1418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anidos</text:p>
          </table:table-cell>
          <table:table-cell table:style-name="ce5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19]&gt;=[.$J1419];&quot;Done&quot;;[.$J1419]-[.$D1419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anidos</text:p>
          </table:table-cell>
          <table:table-cell table:style-name="ce5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20]&gt;=[.$J1420];&quot;Done&quot;;[.$J1420]-[.$D1420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anidos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21]&gt;=[.$J1421];&quot;Done&quot;;[.$J1421]-[.$D142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mpardos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22]&gt;=[.$J1422];&quot;Done&quot;;[.$J1422]-[.$D1422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mpardos</text:p>
          </table:table-cell>
          <table:table-cell table:style-name="ce4" office:value-type="string" calcext:value-type="string">
            <text:p>Times you’ve seen it use Iron Hea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23]&gt;=[.$J1423];&quot;Done&quot;;[.$J1423]-[.$D1423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mpardos</text:p>
          </table:table-cell>
          <table:table-cell table:style-name="ce4" office:value-type="string" calcext:value-type="string">
            <text:p>Times you’ve seen it use Double-Edg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24]&gt;=[.$J1424];&quot;Done&quot;;[.$J1424]-[.$D1424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mpardos</text:p>
          </table:table-cell>
          <table:table-cell table:style-name="ce4" office:value-type="string" calcext:value-type="string">
            <text:p>Times you’ve seen it use Head Smash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25]&gt;=[.$J1425];&quot;Done&quot;;[.$J1425]-[.$D142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ampardo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26]&gt;=[.$J1426];&quot;Done&quot;;[.$J1426]-[.$D1426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ieldon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27]&gt;=[.$J1427];&quot;Done&quot;;[.$J1427]-[.$D1427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ieldon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28]&gt;=[.$J1428];&quot;Done&quot;;[.$J1428]-[.$D1428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ieldon</text:p>
          </table:table-cell>
          <table:table-cell table:style-name="ce5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29]&gt;=[.$J1429];&quot;Done&quot;;[.$J1429]-[.$D142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ieldon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30]&gt;=[.$J1430];&quot;Done&quot;;[.$J1430]-[.$D1430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tiodon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31]&gt;=[.$J1431];&quot;Done&quot;;[.$J1431]-[.$D1431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tiodon</text:p>
          </table:table-cell>
          <table:table-cell table:style-name="ce4" office:value-type="string" calcext:value-type="string">
            <text:p>Times you’ve seen it use Iron Defens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32]&gt;=[.$J1432];&quot;Done&quot;;[.$J1432]-[.$D1432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tiodon</text:p>
          </table:table-cell>
          <table:table-cell table:style-name="ce4" office:value-type="string" calcext:value-type="string">
            <text:p>Times you’ve seen it use Earth Pow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33]&gt;=[.$J1433];&quot;Done&quot;;[.$J1433]-[.$D1433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tiodon</text:p>
          </table:table-cell>
          <table:table-cell table:style-name="ce4" office:value-type="string" calcext:value-type="string">
            <text:p>Times you’ve seen it use Stealth Rock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34]&gt;=[.$J1434];&quot;Done&quot;;[.$J1434]-[.$D1434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astiodo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35]&gt;=[.$J1435];&quot;Done&quot;;[.$J1435]-[.$D1435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1" calcext:value-type="float">
            <text:p>2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36]&gt;=[.$J1436];&quot;Done&quot;;[.$J1436]-[.$D1436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37]&gt;=[.$J1437];&quot;Done&quot;;[.$J1437]-[.$D1437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Number you’ve caught without being spotted</text:p>
          </table:table-cell>
          <table:table-cell table:style-name="ce7"/>
          <table:table-cell table:style-name="ce8" office:value-type="float" office:value="13" calcext:value-type="float">
            <text:p>1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38]&gt;=[.$J1438];&quot;Done&quot;;[.$J1438]-[.$D143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39]&gt;=[.$J1439];&quot;Done&quot;;[.$J1439]-[.$D1439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Times you’ve seen it use Ice Shar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40]&gt;=[.$J1440];&quot;Done&quot;;[.$J1440]-[.$D144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41]&gt;=[.$J1441];&quot;Done&quot;;[.$J1441]-[.$D1441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442]&gt;=[.$J1442];&quot;Done&quot;;[.$J1442]-[.$D1442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nub</text:p>
          </table:table-cell>
          <table:table-cell table:style-name="ce5" office:value-type="string" calcext:value-type="string">
            <text:p>Investigated Swinub’s supposed special skill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/>
          <table:table-cell table:style-name="ce14" table:formula="of:=IF([.$D1443]&gt;=[.$J1443];&quot;Done&quot;;[.$J1443]-[.$D144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44]&gt;=[.$J1444];&quot;Done&quot;;[.$J1444]-[.$D1444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445]&gt;=[.$J1445];&quot;Done&quot;;[.$J1445]-[.$D1445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46]&gt;=[.$J1446];&quot;Done&quot;;[.$J1446]-[.$D144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Number you’ve defeated with Grass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447]&gt;=[.$J1447];&quot;Done&quot;;[.$J1447]-[.$D144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Times you’ve seen it use Ancient Pow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48]&gt;=[.$J1448];&quot;Done&quot;;[.$J1448]-[.$D1448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iloswine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449]&gt;=[.$J1449];&quot;Done&quot;;[.$J1449]-[.$D144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50]&gt;=[.$J1450];&quot;Done&quot;;[.$J1450]-[.$D1450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4" table:formula="of:=IF([.$D1451]&gt;=[.$J1451];&quot;Done&quot;;[.$J1451]-[.$D1451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52]&gt;=[.$J1452];&quot;Done&quot;;[.$J1452]-[.$D1452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53]&gt;=[.$J1453];&quot;Done&quot;;[.$J1453]-[.$D1453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Times you’ve seen it use High Horsepower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54]&gt;=[.$J1454];&quot;Done&quot;;[.$J1454]-[.$D1454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Times you’ve seen it use Blizzar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55]&gt;=[.$J1455];&quot;Done&quot;;[.$J1455]-[.$D1455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456]&gt;=[.$J1456];&quot;Done&quot;;[.$J1456]-[.$D1456])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57]&gt;=[.$J1457];&quot;Done&quot;;[.$J1457]-[.$D1457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moswine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458]&gt;=[.$J1458];&quot;Done&quot;;[.$J1458]-[.$D145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59]&gt;=[.$J1459];&quot;Done&quot;;[.$J1459]-[.$D145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60]&gt;=[.$J1460];&quot;Done&quot;;[.$J1460]-[.$D1460]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61]&gt;=[.$J1461];&quot;Done&quot;;[.$J1461]-[.$D146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Times you’ve seen it use Ice Shar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62]&gt;=[.$J1462];&quot;Done&quot;;[.$J1462]-[.$D146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63]&gt;=[.$J1463];&quot;Done&quot;;[.$J1463]-[.$D1463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Number you’ve seen leap out of ore deposit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64]&gt;=[.$J1464];&quot;Done&quot;;[.$J1464]-[.$D1464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ergmite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34" calcext:value-type="float">
            <text:p>34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65]&gt;=[.$J1465];&quot;Done&quot;;[.$J1465]-[.$D146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66]&gt;=[.$J1466];&quot;Done&quot;;[.$J1466]-[.$D146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Number of heavy specimens you’ve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4" table:formula="of:=IF([.$D1467]&gt;=[.$J1467];&quot;Done&quot;;[.$J1467]-[.$D1467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68]&gt;=[.$J1468];&quot;Done&quot;;[.$J1468]-[.$D1468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Number you’ve defeated with Fighting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69]&gt;=[.$J1469];&quot;Done&quot;;[.$J1469]-[.$D146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Times you’ve seen it use Mountain Gal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70]&gt;=[.$J1470];&quot;Done&quot;;[.$J1470]-[.$D1470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Times you’ve seen it use Blizzar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71]&gt;=[.$J1471];&quot;Done&quot;;[.$J1471]-[.$D147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valugg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72]&gt;=[.$J1472];&quot;Done&quot;;[.$J1472]-[.$D1472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73]&gt;=[.$J1473];&quot;Done&quot;;[.$J1473]-[.$D1473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of large specimens you’ve caugh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74]&gt;=[.$J1474];&quot;Done&quot;;[.$J1474]-[.$D1474]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75]&gt;=[.$J1475];&quot;Done&quot;;[.$J1475]-[.$D1475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76]&gt;=[.$J1476];&quot;Done&quot;;[.$J1476]-[.$D1476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Times you’ve seen it use Powder Snow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77]&gt;=[.$J1477];&quot;Done&quot;;[.$J1477]-[.$D1477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478]&gt;=[.$J1478];&quot;Done&quot;;[.$J1478]-[.$D1478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nover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79]&gt;=[.$J1479];&quot;Done&quot;;[.$J1479]-[.$D147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480]&gt;=[.$J1480];&quot;Done&quot;;[.$J1480]-[.$D1480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81]&gt;=[.$J1481];&quot;Done&quot;;[.$J1481]-[.$D148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82]&gt;=[.$J1482];&quot;Done&quot;;[.$J1482]-[.$D1482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483]&gt;=[.$J1483];&quot;Done&quot;;[.$J1483]-[.$D1483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Times you’ve seen it use Blizzard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84]&gt;=[.$J1484];&quot;Done&quot;;[.$J1484]-[.$D1484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Times you’ve seen it use Wood Hammer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85]&gt;=[.$J1485];&quot;Done&quot;;[.$J1485]-[.$D1485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486]&gt;=[.$J1486];&quot;Done&quot;;[.$J1486]-[.$D1486])" office:value-type="float" office:value="68" calcext:value-type="float">
            <text:p>6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bomasnow</text:p>
          </table:table-cell>
          <table:table-cell table:style-name="ce5" office:value-type="string" calcext:value-type="string">
            <text:p>Number of different forms you’ve obtained</text:p>
          </table:table-cell>
          <table:table-cell table:style-name="ce8"/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13" table:number-columns-repeated="4"/>
          <table:table-cell table:style-name="ce11" office:value-type="float" office:value="2" calcext:value-type="float">
            <text:p>2</text:p>
          </table:table-cell>
          <table:table-cell/>
          <table:table-cell table:style-name="ce14" table:formula="of:=IF([.$D1487]&gt;=[.$J1487];&quot;Done&quot;;[.$J1487]-[.$D1487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88]&gt;=[.$J1488];&quot;Done&quot;;[.$J1488]-[.$D1488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Number caught at night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489]&gt;=[.$J1489];&quot;Done&quot;;[.$J1489]-[.$D1489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90]&gt;=[.$J1490];&quot;Done&quot;;[.$J1490]-[.$D1490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Number you’ve defeated with Dark-type moves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91]&gt;=[.$J1491];&quot;Done&quot;;[.$J1491]-[.$D1491]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Times you’ve seen it use Snarl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92]&gt;=[.$J1492];&quot;Done&quot;;[.$J1492]-[.$D1492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93]&gt;=[.$J1493];&quot;Done&quot;;[.$J1493]-[.$D1493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Zorua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494]&gt;=[.$J1494];&quot;Done&quot;;[.$J1494]-[.$D14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7" calcext:value-type="float">
            <text:p>7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95]&gt;=[.$J1495];&quot;Done&quot;;[.$J1495]-[.$D1495]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496]&gt;=[.$J1496];&quot;Done&quot;;[.$J1496]-[.$D1496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Number you’ve defeated with Dark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497]&gt;=[.$J1497];&quot;Done&quot;;[.$J1497]-[.$D1497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Times you’ve seen it use Bitter Malic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498]&gt;=[.$J1498];&quot;Done&quot;;[.$J1498]-[.$D1498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Times you’ve seen it use Nasty Plo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499]&gt;=[.$J1499];&quot;Done&quot;;[.$J1499]-[.$D1499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00]&gt;=[.$J1500];&quot;Done&quot;;[.$J1500]-[.$D150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oroark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4" calcext:value-type="float">
            <text:p>1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01]&gt;=[.$J1501];&quot;Done&quot;;[.$J1501]-[.$D1501])" office:value-type="float" office:value="56" calcext:value-type="float">
            <text:p>5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02]&gt;=[.$J1502];&quot;Done&quot;;[.$J1502]-[.$D1502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Number of light specimens you’ve caugh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03]&gt;=[.$J1503];&quot;Done&quot;;[.$J1503]-[.$D1503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04]&gt;=[.$J1504];&quot;Done&quot;;[.$J1504]-[.$D150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Number you’ve defeated with Electric-type move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05]&gt;=[.$J1505];&quot;Done&quot;;[.$J1505]-[.$D1505]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Times you’ve seen it use Air Sl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06]&gt;=[.$J1506];&quot;Done&quot;;[.$J1506]-[.$D150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Times you’ve seen it use Roo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07]&gt;=[.$J1507];&quot;Done&quot;;[.$J1507]-[.$D1507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ufflet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08]&gt;=[.$J1508];&quot;Done&quot;;[.$J1508]-[.$D150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viary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09]&gt;=[.$J1509];&quot;Done&quot;;[.$J1509]-[.$D1509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viary</text:p>
          </table:table-cell>
          <table:table-cell table:style-name="ce5" office:value-type="string" calcext:value-type="string">
            <text:p>Number you’ve caught while they were in the ai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510]&gt;=[.$J1510];&quot;Done&quot;;[.$J1510]-[.$D1510]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viary</text:p>
          </table:table-cell>
          <table:table-cell table:style-name="ce5" office:value-type="string" calcext:value-type="string">
            <text:p>Times you’ve seen it use Esper Wing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11]&gt;=[.$J1511];&quot;Done&quot;;[.$J1511]-[.$D1511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viary</text:p>
          </table:table-cell>
          <table:table-cell table:style-name="ce5" office:value-type="string" calcext:value-type="string">
            <text:p>Times you’ve seen it use Brave Bir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12]&gt;=[.$J1512];&quot;Done&quot;;[.$J1512]-[.$D1512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viary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13]&gt;=[.$J1513];&quot;Done&quot;;[.$J1513]-[.$D1513])" office:value-type="float" office:value="65" calcext:value-type="float">
            <text:p>6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Number caugh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14]&gt;=[.$J1514];&quot;Done&quot;;[.$J1514]-[.$D151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Number you’ve defeated with Flying-type moves</text:p>
          </table:table-cell>
          <table:table-cell table:style-name="ce7"/>
          <table:table-cell table:style-name="ce8" office:value-type="float" office:value="12" calcext:value-type="float">
            <text:p>1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15]&gt;=[.$J1515];&quot;Done&quot;;[.$J1515]-[.$D1515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Times you’ve seen it use Rock Smash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16]&gt;=[.$J1516];&quot;Done&quot;;[.$J1516]-[.$D1516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Times you’ve given it foo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4" table:formula="of:=IF([.$D1517]&gt;=[.$J1517];&quot;Done&quot;;[.$J1517]-[.$D1517]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18]&gt;=[.$J1518];&quot;Done&quot;;[.$J1518]-[.$D1518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olu</text:p>
          </table:table-cell>
          <table:table-cell table:style-name="ce4" office:value-type="string" calcext:value-type="string">
            <text:p>Number you’ve e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19]&gt;=[.$J1519];&quot;Done&quot;;[.$J1519]-[.$D1519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Number caugh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20]&gt;=[.$J1520];&quot;Done&quot;;[.$J1520]-[.$D1520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Number of alpha specimens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21]&gt;=[.$J1521];&quot;Done&quot;;[.$J1521]-[.$D1521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Number defeated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14" table:formula="of:=IF([.$D1522]&gt;=[.$J1522];&quot;Done&quot;;[.$J1522]-[.$D1522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Number you’ve defeated with Fire-type moves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4" table:formula="of:=IF([.$D1523]&gt;=[.$J1523];&quot;Done&quot;;[.$J1523]-[.$D1523]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Times you’ve seen it use Aura Spher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24]&gt;=[.$J1524];&quot;Done&quot;;[.$J1524]-[.$D1524])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Times you’ve seen it use Close Comba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25]&gt;=[.$J1525];&quot;Done&quot;;[.$J1525]-[.$D1525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26]&gt;=[.$J1526];&quot;Done&quot;;[.$J1526]-[.$D1526])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cario</text:p>
          </table:table-cell>
          <table:table-cell table:style-name="ce5" office:value-type="string" calcext:value-type="string">
            <text:p>Times you’ve stunned it by using items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14" table:formula="of:=IF([.$D1527]&gt;=[.$J1527];&quot;Done&quot;;[.$J1527]-[.$D1527])" office:value-type="float" office:value="19" calcext:value-type="float">
            <text:p>1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xie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28]&gt;=[.$J1528];&quot;Done&quot;;[.$J1528]-[.$D152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xie</text:p>
          </table:table-cell>
          <table:table-cell table:style-name="ce4" office:value-type="string" calcext:value-type="string">
            <text:p>Times you’ve seen it use Mystical Pow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29]&gt;=[.$J1529];&quot;Done&quot;;[.$J1529]-[.$D1529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xie</text:p>
          </table:table-cell>
          <table:table-cell table:style-name="ce4" office:value-type="string" calcext:value-type="string">
            <text:p>Times you’ve seen it use Calm Mind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30]&gt;=[.$J1530];&quot;Done&quot;;[.$J1530]-[.$D1530])"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xi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31]&gt;=[.$J1531];&quot;Done&quot;;[.$J1531]-[.$D1531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Uxie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32]&gt;=[.$J1532];&quot;Done&quot;;[.$J1532]-[.$D1532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sprit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33]&gt;=[.$J1533];&quot;Done&quot;;[.$J1533]-[.$D153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sprit</text:p>
          </table:table-cell>
          <table:table-cell table:style-name="ce5" office:value-type="string" calcext:value-type="string">
            <text:p>Times you’ve seen it use Mystical Power</text:p>
          </table:table-cell>
          <table:table-cell table:style-name="ce7"/>
          <table:table-cell table:style-name="ce8" office:value-type="float" office:value="10" calcext:value-type="float">
            <text:p>1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34]&gt;=[.$J1534];&quot;Done&quot;;[.$J1534]-[.$D1534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sprit</text:p>
          </table:table-cell>
          <table:table-cell table:style-name="ce5" office:value-type="string" calcext:value-type="string">
            <text:p>Times you’ve seen it use Recove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35]&gt;=[.$J1535];&quot;Done&quot;;[.$J1535]-[.$D1535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sprit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36]&gt;=[.$J1536];&quot;Done&quot;;[.$J1536]-[.$D1536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sprit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37]&gt;=[.$J1537];&quot;Done&quot;;[.$J1537]-[.$D1537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zelf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38]&gt;=[.$J1538];&quot;Done&quot;;[.$J1538]-[.$D153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zelf</text:p>
          </table:table-cell>
          <table:table-cell table:style-name="ce4" office:value-type="string" calcext:value-type="string">
            <text:p>Times you’ve seen it use Mystical Power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39]&gt;=[.$J1539];&quot;Done&quot;;[.$J1539]-[.$D1539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zelf</text:p>
          </table:table-cell>
          <table:table-cell table:style-name="ce4" office:value-type="string" calcext:value-type="string">
            <text:p>Times you’ve seen it use Self-Destruc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40]&gt;=[.$J1540];&quot;Done&quot;;[.$J1540]-[.$D1540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zelf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41]&gt;=[.$J1541];&quot;Done&quot;;[.$J1541]-[.$D1541])" office:value-type="float" office:value="38" calcext:value-type="float">
            <text:p>38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zelf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table:formula="of:=IF([.$D1542]&gt;=[.$J1542];&quot;Done&quot;;[.$J1542]-[.$D1542])" office:value-type="float" office:value="69" calcext:value-type="float">
            <text:p>6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eatran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43]&gt;=[.$J1543];&quot;Done&quot;;[.$J1543]-[.$D154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eatran</text:p>
          </table:table-cell>
          <table:table-cell table:style-name="ce5" office:value-type="string" calcext:value-type="string">
            <text:p>Times you’ve seen it use Fire Fang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44]&gt;=[.$J1544];&quot;Done&quot;;[.$J1544]-[.$D1544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eatran</text:p>
          </table:table-cell>
          <table:table-cell table:style-name="ce5" office:value-type="string" calcext:value-type="string">
            <text:p>Times you’ve seen it use Magma Storm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45]&gt;=[.$J1545];&quot;Done&quot;;[.$J1545]-[.$D1545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eatran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46]&gt;=[.$J1546];&quot;Done&quot;;[.$J1546]-[.$D1546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eatran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47]&gt;=[.$J1547];&quot;Done&quot;;[.$J1547]-[.$D1547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egigigas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48]&gt;=[.$J1548];&quot;Done&quot;;[.$J1548]-[.$D154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egigigas</text:p>
          </table:table-cell>
          <table:table-cell table:style-name="ce4" office:value-type="string" calcext:value-type="string">
            <text:p>Times you’ve seen it use Iron Head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49]&gt;=[.$J1549];&quot;Done&quot;;[.$J1549]-[.$D1549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egigigas</text:p>
          </table:table-cell>
          <table:table-cell table:style-name="ce4" office:value-type="string" calcext:value-type="string">
            <text:p>Times you’ve seen it use Giga Impact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0]&gt;=[.$J1550];&quot;Done&quot;;[.$J1550]-[.$D1550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egigiga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51]&gt;=[.$J1551];&quot;Done&quot;;[.$J1551]-[.$D1551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egigiga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2]&gt;=[.$J1552];&quot;Done&quot;;[.$J1552]-[.$D1552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esselia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53]&gt;=[.$J1553];&quot;Done&quot;;[.$J1553]-[.$D155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esselia</text:p>
          </table:table-cell>
          <table:table-cell table:style-name="ce5" office:value-type="string" calcext:value-type="string">
            <text:p>Times you’ve seen it use Moonblas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4]&gt;=[.$J1554];&quot;Done&quot;;[.$J1554]-[.$D1554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esselia</text:p>
          </table:table-cell>
          <table:table-cell table:style-name="ce5" office:value-type="string" calcext:value-type="string">
            <text:p>Times you’ve seen it use Lunar Blessing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5]&gt;=[.$J1555];&quot;Done&quot;;[.$J1555]-[.$D1555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esselia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6]&gt;=[.$J1556];&quot;Done&quot;;[.$J1556]-[.$D155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esselia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57]&gt;=[.$J1557];&quot;Done&quot;;[.$J1557]-[.$D155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rnadus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58]&gt;=[.$J1558];&quot;Done&quot;;[.$J1558]-[.$D155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rnadus</text:p>
          </table:table-cell>
          <table:table-cell table:style-name="ce4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59]&gt;=[.$J1559];&quot;Done&quot;;[.$J1559]-[.$D1559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rnadus</text:p>
          </table:table-cell>
          <table:table-cell table:style-name="ce4" office:value-type="string" calcext:value-type="string">
            <text:p>Times you’ve seen it use Bleakwind Storm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0]&gt;=[.$J1560];&quot;Done&quot;;[.$J1560]-[.$D1560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rnadu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1]&gt;=[.$J1561];&quot;Done&quot;;[.$J1561]-[.$D156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rnadu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62]&gt;=[.$J1562];&quot;Done&quot;;[.$J1562]-[.$D156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undurus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63]&gt;=[.$J1563];&quot;Done&quot;;[.$J1563]-[.$D1563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undurus</text:p>
          </table:table-cell>
          <table:table-cell table:style-name="ce5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4]&gt;=[.$J1564];&quot;Done&quot;;[.$J1564]-[.$D1564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undurus</text:p>
          </table:table-cell>
          <table:table-cell table:style-name="ce5" office:value-type="string" calcext:value-type="string">
            <text:p>Times you’ve seen it use Wildbolt Storm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5]&gt;=[.$J1565];&quot;Done&quot;;[.$J1565]-[.$D156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undurus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6]&gt;=[.$J1566];&quot;Done&quot;;[.$J1566]-[.$D1566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undurus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67]&gt;=[.$J1567];&quot;Done&quot;;[.$J1567]-[.$D156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andorus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68]&gt;=[.$J1568];&quot;Done&quot;;[.$J1568]-[.$D156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andorus</text:p>
          </table:table-cell>
          <table:table-cell table:style-name="ce4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69]&gt;=[.$J1569];&quot;Done&quot;;[.$J1569]-[.$D1569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andorus</text:p>
          </table:table-cell>
          <table:table-cell table:style-name="ce4" office:value-type="string" calcext:value-type="string">
            <text:p>Times you’ve seen it use Sandsear Storm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0]&gt;=[.$J1570];&quot;Done&quot;;[.$J1570]-[.$D1570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andorus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1]&gt;=[.$J1571];&quot;Done&quot;;[.$J1571]-[.$D1571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andorus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72]&gt;=[.$J1572];&quot;Done&quot;;[.$J1572]-[.$D157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amorus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73]&gt;=[.$J1573];&quot;Done&quot;;[.$J1573]-[.$D157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amorus</text:p>
          </table:table-cell>
          <table:table-cell table:style-name="ce5" office:value-type="string" calcext:value-type="string">
            <text:p>Times you’ve seen it use Extrasensory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4]&gt;=[.$J1574];&quot;Done&quot;;[.$J1574]-[.$D1574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amorus</text:p>
          </table:table-cell>
          <table:table-cell table:style-name="ce5" office:value-type="string" calcext:value-type="string">
            <text:p>Times you’ve seen it use Springtide Storm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5]&gt;=[.$J1575];&quot;Done&quot;;[.$J1575]-[.$D1575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amorus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6]&gt;=[.$J1576];&quot;Done&quot;;[.$J1576]-[.$D1576])"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amorus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77]&gt;=[.$J1577];&quot;Done&quot;;[.$J1577]-[.$D157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alga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78]&gt;=[.$J1578];&quot;Done&quot;;[.$J1578]-[.$D157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alga</text:p>
          </table:table-cell>
          <table:table-cell table:style-name="ce4" office:value-type="string" calcext:value-type="string">
            <text:p>Times you’ve seen it use Iron Tail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79]&gt;=[.$J1579];&quot;Done&quot;;[.$J1579]-[.$D1579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alga</text:p>
          </table:table-cell>
          <table:table-cell table:style-name="ce4" office:value-type="string" calcext:value-type="string">
            <text:p>Times you’ve seen it use Roar of Tim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0]&gt;=[.$J1580];&quot;Done&quot;;[.$J1580]-[.$D1580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alga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1]&gt;=[.$J1581];&quot;Done&quot;;[.$J1581]-[.$D1581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alga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2]&gt;=[.$J1582];&quot;Done&quot;;[.$J1582]-[.$D158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lkia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83]&gt;=[.$J1583];&quot;Done&quot;;[.$J1583]-[.$D158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lkia</text:p>
          </table:table-cell>
          <table:table-cell table:style-name="ce5" office:value-type="string" calcext:value-type="string">
            <text:p>Times you’ve seen it use Aqua Tail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84]&gt;=[.$J1584];&quot;Done&quot;;[.$J1584]-[.$D158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lkia</text:p>
          </table:table-cell>
          <table:table-cell table:style-name="ce5" office:value-type="string" calcext:value-type="string">
            <text:p>Times you’ve seen it use Spacial Ren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5]&gt;=[.$J1585];&quot;Done&quot;;[.$J1585]-[.$D158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lkia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6]&gt;=[.$J1586];&quot;Done&quot;;[.$J1586]-[.$D1586])" office:value-type="float" office:value="36" calcext:value-type="float">
            <text:p>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lkia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87]&gt;=[.$J1587];&quot;Done&quot;;[.$J1587]-[.$D158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ratina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88]&gt;=[.$J1588];&quot;Done&quot;;[.$J1588]-[.$D1588]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ratina</text:p>
          </table:table-cell>
          <table:table-cell table:style-name="ce4" office:value-type="string" calcext:value-type="string">
            <text:p>Times you’ve seen it use Shadow Claw</text:p>
          </table:table-cell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89]&gt;=[.$J1589];&quot;Done&quot;;[.$J1589]-[.$D1589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ratina</text:p>
          </table:table-cell>
          <table:table-cell table:style-name="ce4" office:value-type="string" calcext:value-type="string">
            <text:p>Times you’ve seen it use Shadow Forc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0]&gt;=[.$J1590];&quot;Done&quot;;[.$J1590]-[.$D1590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ratina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1]&gt;=[.$J1591];&quot;Done&quot;;[.$J1591]-[.$D1591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Giratina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592]&gt;=[.$J1592];&quot;Done&quot;;[.$J1592]-[.$D159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rceus</text:p>
          </table:table-cell>
          <table:table-cell table:style-name="ce5" office:value-type="string" calcext:value-type="string">
            <text:p>Received a part of Arceus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93]&gt;=[.$J1593];&quot;Done&quot;;[.$J1593]-[.$D159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hione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94]&gt;=[.$J1594];&quot;Done&quot;;[.$J1594]-[.$D1594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hione</text:p>
          </table:table-cell>
          <table:table-cell table:style-name="ce4" office:value-type="string" calcext:value-type="string">
            <text:p>Times you’ve seen it use Water Puls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5]&gt;=[.$J1595];&quot;Done&quot;;[.$J1595]-[.$D1595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hione</text:p>
          </table:table-cell>
          <table:table-cell table:style-name="ce4" office:value-type="string" calcext:value-type="string">
            <text:p>Times you’ve seen it use Zen Headbutt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6]&gt;=[.$J1596];&quot;Done&quot;;[.$J1596]-[.$D159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hione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7]&gt;=[.$J1597];&quot;Done&quot;;[.$J1597]-[.$D1597])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aphy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598]&gt;=[.$J1598];&quot;Done&quot;;[.$J1598]-[.$D159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aphy</text:p>
          </table:table-cell>
          <table:table-cell table:style-name="ce5" office:value-type="string" calcext:value-type="string">
            <text:p>Times you’ve seen it use Moonblast</text:p>
          </table:table-cell>
          <table:table-cell table:style-name="ce7"/>
          <table:table-cell table:style-name="ce8" office:value-type="float" office:value="4" calcext:value-type="float">
            <text:p>4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599]&gt;=[.$J1599];&quot;Done&quot;;[.$J1599]-[.$D1599])" office:value-type="float" office:value="21" calcext:value-type="float">
            <text:p>2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aphy</text:p>
          </table:table-cell>
          <table:table-cell table:style-name="ce5" office:value-type="string" calcext:value-type="string">
            <text:p>Times you’ve seen it use Take Heart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0]&gt;=[.$J1600];&quot;Done&quot;;[.$J1600]-[.$D1600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aphy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1]&gt;=[.$J1601];&quot;Done&quot;;[.$J1601]-[.$D1601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naphy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02]&gt;=[.$J1602];&quot;Done&quot;;[.$J1602]-[.$D1602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haymin</text:p>
          </table:table-cell>
          <table:table-cell table:style-name="ce4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603]&gt;=[.$J1603];&quot;Done&quot;;[.$J1603]-[.$D1603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haymin</text:p>
          </table:table-cell>
          <table:table-cell table:style-name="ce4" office:value-type="string" calcext:value-type="string">
            <text:p>Times you’ve seen it use Earth Power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4]&gt;=[.$J1604];&quot;Done&quot;;[.$J1604]-[.$D1604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haymin</text:p>
          </table:table-cell>
          <table:table-cell table:style-name="ce4" office:value-type="string" calcext:value-type="string">
            <text:p>Times you’ve seen it use Seed Flar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5]&gt;=[.$J1605];&quot;Done&quot;;[.$J1605]-[.$D1605])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haymin</text:p>
          </table:table-cell>
          <table:table-cell table:style-name="ce4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6]&gt;=[.$J1606];&quot;Done&quot;;[.$J1606]-[.$D1606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haymin</text:p>
          </table:table-cell>
          <table:table-cell table:style-name="ce4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07]&gt;=[.$J1607];&quot;Done&quot;;[.$J1607]-[.$D1607])"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arkrai</text:p>
          </table:table-cell>
          <table:table-cell table:style-name="ce5" office:value-type="string" calcext:value-type="string">
            <text:p>Number caught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13" table:number-columns-repeated="4"/>
          <table:table-cell table:style-name="ce11" office:value-type="float" office:value="1" calcext:value-type="float">
            <text:p>1</text:p>
          </table:table-cell>
          <table:table-cell/>
          <table:table-cell table:style-name="ce14" table:formula="of:=IF([.$D1608]&gt;=[.$J1608];&quot;Done&quot;;[.$J1608]-[.$D1608])" office:value-type="string" office:string-value="Done" calcext:value-type="string">
            <text:p>Do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arkrai</text:p>
          </table:table-cell>
          <table:table-cell table:style-name="ce5" office:value-type="string" calcext:value-type="string">
            <text:p>Times you’ve seen it use Shadow Ball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09]&gt;=[.$J1609];&quot;Done&quot;;[.$J1609]-[.$D1609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arkrai</text:p>
          </table:table-cell>
          <table:table-cell table:style-name="ce5" office:value-type="string" calcext:value-type="string">
            <text:p>Times you’ve seen it use Dark Void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10]&gt;=[.$J1610];&quot;Done&quot;;[.$J1610]-[.$D1610])" office:value-type="float" office:value="22" calcext:value-type="float">
            <text:p>2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arkrai</text:p>
          </table:table-cell>
          <table:table-cell table:style-name="ce5" office:value-type="string" calcext:value-type="string">
            <text:p>Times you’ve seen it use a strong style move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table:style-name="ce14" table:formula="of:=IF([.$D1611]&gt;=[.$J1611];&quot;Done&quot;;[.$J1611]-[.$D1611])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arkrai</text:p>
          </table:table-cell>
          <table:table-cell table:style-name="ce5" office:value-type="string" calcext:value-type="string">
            <text:p>Times you’ve seen it use an agile style move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4" table:formula="of:=IF([.$D1612]&gt;=[.$J1612];&quot;Done&quot;;[.$J1612]-[.$D1612])" office:value-type="float" office:value="24" calcext:value-type="float">
            <text:p>24</text:p>
          </table:table-cell>
          <table:table-cell table:number-columns-repeated="1012"/>
        </table:table-row>
        <table:table-row table:style-name="ro4" table:number-rows-repeated="104696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E05D7B0B_AD1B_48B2_B633_D82511583DD8_.wvu.FilterData" table:base-cell-address="$PokemonTasks.$A$1" table:cell-range-address="$PokemonTasks.$A$1:.$J$1612"/>
          <table:named-range table:name="_xlnm._FilterDatabase" table:base-cell-address="$PokemonTasks.$A$1" table:cell-range-address="$PokemonTasks.$A$1:.$J$1612"/>
        </table:named-expressions>
        <calcext:conditional-formats>
          <calcext:conditional-format calcext:target-range-address="PokemonTasks.F2:PokemonTasks.J1612">
            <calcext:condition calcext:apply-style-name="ConditionalStyle_1" calcext:value="formula-is(LEN(TRIM([.F2]))=0)" calcext:base-cell-address="PokemonTasks.F2"/>
          </calcext:conditional-format>
          <calcext:conditional-format calcext:target-range-address="PokemonTasks.F2:PokemonTasks.J1612">
            <calcext:condition calcext:apply-style-name="ConditionalStyle_2" calcext:value="formula-is([.$D2]&gt;=[.F2])" calcext:base-cell-address="PokemonTasks.F2"/>
          </calcext:conditional-format>
        </calcext:conditional-formats>
      </table:table>
      <table:named-expressions/>
      <table:database-ranges>
        <table:database-range table:name="__Anonymous_Sheet_DB__0" table:target-range-address="PokemonTasks.A1:PokemonTasks.J16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ans-serif" svg:font-family="Sans-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666666"/>
    </style:style>
    <style:style style:name="ConditionalStyle_5f_2" style:display-name="ConditionalStyle_2" style:family="table-cell" style:parent-style-name="Default">
      <style:table-cell-properties fo:background-color="#93c47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6:25:12.71939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kemonTasks" style:display-name="PageStyle_Pokemon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05T16:25:17.107348600</dc:date>
    <meta:editing-duration>PT4S</meta:editing-duration>
    <meta:editing-cycles>1</meta:editing-cycles>
    <meta:document-statistic meta:table-count="1" meta:cell-count="13550" meta:object-count="0"/>
  </office:meta>
</office:document-meta>
</file>